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8.38mm" fo:margin-top="0mm" fo:margin-bottom="0mm" table:align="center" style:writing-mode="lr-tb"/>
    </style:style>
    <style:style style:name="Таблица1.A" style:family="table-column">
      <style:table-column-properties style:column-width="89.15mm"/>
    </style:style>
    <style:style style:name="Таблица1.B" style:family="table-column">
      <style:table-column-properties style:column-width="99.2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1.76mm" fo:border="none">
        <style:background-image/>
      </style:table-cell-properties>
    </style:style>
    <style:style style:name="Таблица1.B3" style:family="table-cell">
      <style:table-cell-properties fo:padding-left="1.91mm" fo:padding-right="1.91mm" fo:padding-top="0mm" fo:padding-bottom="0mm" fo:border="none"/>
    </style:style>
    <style:style style:name="Таблица1.B4" style:family="table-cell">
      <style:table-cell-properties fo:padding-left="1.91mm" fo:padding-right="1.91mm" fo:padding-top="0mm" fo:padding-bottom="0m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orphans="0" fo:widows="0"/>
      <style:text-properties fo:language="ru" fo:country="RU" officeooo:paragraph-rsid="002102f3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officeooo:paragraph-rsid="002102f3"/>
    </style:style>
    <style:style style:name="P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fo:language="ru" fo:country="RU" officeooo:paragraph-rsid="002102f3"/>
    </style:style>
    <style:style style:name="P6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102f3"/>
    </style:style>
    <style:style style:name="P7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language="ru" fo:country="RU" officeooo:paragraph-rsid="00226d49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language="ru" fo:country="RU" fo:font-weight="bold" officeooo:paragraph-rsid="002102f3" style:font-weight-asian="bold" style:font-weight-complex="bold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11.5mm" fo:margin-right="0mm" fo:margin-top="10mm" fo:margin-bottom="0mm" style:contextual-spacing="false" fo:text-align="start" style:justify-single-word="false" fo:orphans="0" fo:widows="0" fo:text-indent="0mm" style:auto-text-indent="false" fo:background-color="transparent" fo:padding="0mm" fo:border="none" style:shadow="none" style:join-border="false"/>
      <style:text-properties fo:language="ru" fo:country="RU" fo:font-weight="bold" officeooo:paragraph-rsid="002102f3" style:font-weight-asian="bold" style:font-weight-complex="bold"/>
    </style:style>
    <style:style style:name="P10" style:family="paragraph" style:parent-style-name="Standard">
      <style:text-properties officeooo:rsid="002448ef" officeooo:paragraph-rsid="002102f3"/>
    </style:style>
    <style:style style:name="P11" style:family="paragraph" style:parent-style-name="Text_20_body">
      <style:text-properties officeooo:rsid="002448ef" officeooo:paragraph-rsid="002448ef"/>
    </style:style>
    <style:style style:name="P1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text-transform="uppercase" fo:language="ru" fo:country="RU" fo:font-weight="bold" officeooo:rsid="002102f3" officeooo:paragraph-rsid="002102f3" style:font-name-asian="Calibri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8pt" fo:language="ru" fo:country="RU" officeooo:paragraph-rsid="002102f3" style:font-size-asian="8pt" style:font-size-complex="8pt"/>
    </style:style>
    <style:style style:name="P14" style:family="paragraph" style:parent-style-name="Standard">
      <loext:graphic-properties draw:fill="none"/>
      <style:paragraph-properties fo:margin-left="11.5mm" fo:margin-right="0mm" fo:text-align="start" style:justify-single-word="false" fo:orphans="0" fo:widows="0" fo:text-indent="0mm" style:auto-text-indent="false" fo:background-color="transparent"/>
      <style:text-properties fo:font-size="10pt" fo:language="ru" fo:country="RU" officeooo:paragraph-rsid="002102f3" style:font-size-asian="10pt" style:font-size-complex="10pt"/>
    </style:style>
    <style:style style:name="P15" style:family="paragraph" style:parent-style-name="Standard">
      <style:paragraph-properties fo:margin-left="0mm" fo:margin-right="0mm" fo:text-align="start" style:justify-single-word="false" fo:orphans="0" fo:widows="0" fo:text-indent="0mm" style:auto-text-indent="false"/>
      <style:text-properties style:font-name="Times New Roman" fo:font-size="14pt" style:text-underline-style="solid" style:text-underline-width="auto" style:text-underline-color="font-color" officeooo:rsid="002448ef" officeooo:paragraph-rsid="002448ef" style:font-name-asian="Calibri" style:font-size-asian="12.25pt" style:language-asian="ru" style:country-asian="RU" style:font-name-complex="Times New Roman1" style:font-size-complex="14pt"/>
    </style:style>
    <style:style style:name="P16" style:family="paragraph" style:parent-style-name="Text_20_body">
      <style:text-properties officeooo:rsid="00277842" officeooo:paragraph-rsid="00277842"/>
    </style:style>
    <style:style style:name="P17" style:family="paragraph" style:parent-style-name="Text_20_body">
      <style:text-properties officeooo:rsid="00284006" officeooo:paragraph-rsid="00284006"/>
    </style:style>
    <style:style style:name="P18" style:family="paragraph" style:parent-style-name="Text_20_body">
      <style:text-properties officeooo:rsid="00290b82" officeooo:paragraph-rsid="00290b82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290b82" officeooo:paragraph-rsid="00290b82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030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2b0304" officeooo:paragraph-rsid="002b2e7c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officeooo:rsid="002ca3d3" officeooo:paragraph-rsid="002ca3d3"/>
    </style:style>
    <style:style style:name="P23" style:family="paragraph" style:parent-style-name="Text_20_body">
      <style:text-properties style:text-underline-style="solid" style:text-underline-width="auto" style:text-underline-color="font-color" officeooo:rsid="004fa874" officeooo:paragraph-rsid="004fa874"/>
    </style:style>
    <style:style style:name="P24" style:family="paragraph" style:parent-style-name="Text_20_body">
      <style:text-properties officeooo:rsid="002b0304" officeooo:paragraph-rsid="002b0304"/>
    </style:style>
    <style:style style:name="P25" style:family="paragraph" style:parent-style-name="Text_20_body">
      <style:text-properties fo:font-weight="bold" officeooo:rsid="0036df63" officeooo:paragraph-rsid="0036df63" style:font-weight-asian="bold" style:font-weight-complex="bold"/>
    </style:style>
    <style:style style:name="P26" style:family="paragraph" style:parent-style-name="Text_20_body">
      <style:text-properties fo:font-weight="bold" officeooo:rsid="003bd2a0" officeooo:paragraph-rsid="003bd2a0" style:font-weight-asian="bold" style:font-weight-complex="bold"/>
    </style:style>
    <style:style style:name="P27" style:family="paragraph" style:parent-style-name="Text_20_body">
      <style:text-properties fo:font-weight="bold" officeooo:rsid="0044ca99" officeooo:paragraph-rsid="0044ca99" style:font-weight-asian="bold" style:font-weight-complex="bold"/>
    </style:style>
    <style:style style:name="P28" style:family="paragraph" style:parent-style-name="Text_20_body">
      <style:text-properties fo:font-weight="bold" officeooo:rsid="0049d6b7" officeooo:paragraph-rsid="0049d6b7" style:font-weight-asian="bold" style:font-weight-complex="bold"/>
    </style:style>
    <style:style style:name="P29" style:family="paragraph" style:parent-style-name="Text_20_body">
      <style:text-properties fo:font-weight="bold" officeooo:rsid="004fa874" officeooo:paragraph-rsid="004fa874" style:font-weight-asian="bold" style:font-weight-complex="bold"/>
    </style:style>
    <style:style style:name="P30" style:family="paragraph" style:parent-style-name="Text_20_body">
      <style:text-properties fo:font-weight="bold" officeooo:rsid="00501260" officeooo:paragraph-rsid="00501260" style:font-weight-asian="bold" style:font-weight-complex="bold"/>
    </style:style>
    <style:style style:name="P31" style:family="paragraph" style:parent-style-name="Text_20_body">
      <style:text-properties fo:font-weight="bold" officeooo:rsid="00508935" officeooo:paragraph-rsid="00508935" style:font-weight-asian="bold" style:font-weight-complex="bold"/>
    </style:style>
    <style:style style:name="P32" style:family="paragraph" style:parent-style-name="Text_20_body">
      <style:text-properties fo:font-weight="bold" officeooo:rsid="00569583" officeooo:paragraph-rsid="00569583" style:font-weight-asian="bold" style:font-weight-complex="bold"/>
    </style:style>
    <style:style style:name="P33" style:family="paragraph" style:parent-style-name="Text_20_body">
      <style:text-properties fo:font-weight="bold" officeooo:rsid="0059bf61" officeooo:paragraph-rsid="0059bf61" style:font-weight-asian="bold" style:font-weight-complex="bold"/>
    </style:style>
    <style:style style:name="P34" style:family="paragraph" style:parent-style-name="Text_20_body">
      <style:text-properties fo:font-weight="bold" officeooo:rsid="005fd4b0" officeooo:paragraph-rsid="005fd4b0" style:font-weight-asian="bold" style:font-weight-complex="bold"/>
    </style:style>
    <style:style style:name="P35" style:family="paragraph" style:parent-style-name="Text_20_body">
      <style:text-properties officeooo:rsid="0026fa59" officeooo:paragraph-rsid="002ca3d3"/>
    </style:style>
    <style:style style:name="P36" style:family="paragraph" style:parent-style-name="Text_20_body">
      <style:text-properties officeooo:rsid="002f066d" officeooo:paragraph-rsid="002f066d"/>
    </style:style>
    <style:style style:name="P37" style:family="paragraph" style:parent-style-name="Text_20_body">
      <style:text-properties officeooo:rsid="002f066d" officeooo:paragraph-rsid="002ff033"/>
    </style:style>
    <style:style style:name="P38" style:family="paragraph" style:parent-style-name="Text_20_body">
      <style:text-properties officeooo:rsid="00319621" officeooo:paragraph-rsid="0036df63"/>
    </style:style>
    <style:style style:name="P39" style:family="paragraph" style:parent-style-name="Text_20_body">
      <style:text-properties style:text-underline-style="none" fo:font-weight="bold" officeooo:rsid="00319621" officeooo:paragraph-rsid="00319621" style:font-weight-asian="bold" style:font-weight-complex="bold"/>
    </style:style>
    <style:style style:name="P40" style:family="paragraph" style:parent-style-name="Text_20_body">
      <style:text-properties style:text-underline-style="none" fo:font-weight="bold" officeooo:rsid="003359b5" officeooo:paragraph-rsid="003359b5" style:font-weight-asian="bold" style:font-weight-complex="bold"/>
    </style:style>
    <style:style style:name="P41" style:family="paragraph" style:parent-style-name="Text_20_body">
      <style:text-properties style:text-underline-style="none" officeooo:rsid="0036df63" officeooo:paragraph-rsid="0036df63"/>
    </style:style>
    <style:style style:name="P42" style:family="paragraph" style:parent-style-name="Text_20_body">
      <style:text-properties style:text-underline-style="none" officeooo:rsid="003eb1e0" officeooo:paragraph-rsid="003eb1e0"/>
    </style:style>
    <style:style style:name="P43" style:family="paragraph" style:parent-style-name="Text_20_body">
      <style:text-properties style:text-underline-style="none" officeooo:rsid="00521051" officeooo:paragraph-rsid="00521051"/>
    </style:style>
    <style:style style:name="P44" style:family="paragraph" style:parent-style-name="Text_20_body">
      <style:text-properties officeooo:paragraph-rsid="00358aef"/>
    </style:style>
    <style:style style:name="P45" style:family="paragraph" style:parent-style-name="Text_20_body">
      <style:text-properties officeooo:rsid="0036df63" officeooo:paragraph-rsid="0039ee97"/>
    </style:style>
    <style:style style:name="P46" style:family="paragraph" style:parent-style-name="Text_20_body">
      <style:text-properties officeooo:rsid="003899a1" officeooo:paragraph-rsid="003899a1"/>
    </style:style>
    <style:style style:name="P47" style:family="paragraph" style:parent-style-name="Text_20_body">
      <style:text-properties officeooo:rsid="0039ee97" officeooo:paragraph-rsid="0039ee97"/>
    </style:style>
    <style:style style:name="P48" style:family="paragraph" style:parent-style-name="Text_20_body">
      <style:text-properties officeooo:rsid="003bb619" officeooo:paragraph-rsid="003bb619"/>
    </style:style>
    <style:style style:name="P49" style:family="paragraph" style:parent-style-name="Text_20_body">
      <style:text-properties officeooo:rsid="003bd2a0" officeooo:paragraph-rsid="003bd2a0"/>
    </style:style>
    <style:style style:name="P50" style:family="paragraph" style:parent-style-name="Text_20_body">
      <style:text-properties officeooo:rsid="003da6ab" officeooo:paragraph-rsid="003da6ab"/>
    </style:style>
    <style:style style:name="P51" style:family="paragraph" style:parent-style-name="Text_20_body">
      <style:text-properties officeooo:rsid="003eb1e0" officeooo:paragraph-rsid="003eb1e0"/>
    </style:style>
    <style:style style:name="P52" style:family="paragraph" style:parent-style-name="Text_20_body">
      <style:text-properties officeooo:rsid="003ff142" officeooo:paragraph-rsid="003ff142"/>
    </style:style>
    <style:style style:name="P53" style:family="paragraph" style:parent-style-name="Text_20_body">
      <style:text-properties officeooo:rsid="0044ca99" officeooo:paragraph-rsid="0044ca99"/>
    </style:style>
    <style:style style:name="P54" style:family="paragraph" style:parent-style-name="Text_20_body">
      <style:text-properties officeooo:rsid="0044ca99" officeooo:paragraph-rsid="005ddbe0"/>
    </style:style>
    <style:style style:name="P55" style:family="paragraph" style:parent-style-name="Text_20_body">
      <style:text-properties officeooo:rsid="00469dfa" officeooo:paragraph-rsid="00469dfa"/>
    </style:style>
    <style:style style:name="P56" style:family="paragraph" style:parent-style-name="Text_20_body">
      <style:text-properties officeooo:rsid="00475d51" officeooo:paragraph-rsid="00475d51"/>
    </style:style>
    <style:style style:name="P57" style:family="paragraph" style:parent-style-name="Text_20_body">
      <style:text-properties officeooo:paragraph-rsid="00489304"/>
    </style:style>
    <style:style style:name="P58" style:family="paragraph" style:parent-style-name="Text_20_body">
      <style:text-properties officeooo:rsid="0049d6b7" officeooo:paragraph-rsid="0049d6b7"/>
    </style:style>
    <style:style style:name="P59" style:family="paragraph" style:parent-style-name="Text_20_body">
      <style:paragraph-properties fo:margin-left="0mm" fo:margin-right="0mm" fo:text-indent="0mm" style:auto-text-indent="false"/>
      <style:text-properties officeooo:rsid="004bbc54" officeooo:paragraph-rsid="004bbc54"/>
    </style:style>
    <style:style style:name="P60" style:family="paragraph" style:parent-style-name="Text_20_body">
      <style:text-properties officeooo:rsid="004e52d4" officeooo:paragraph-rsid="004e52d4"/>
    </style:style>
    <style:style style:name="P61" style:family="paragraph" style:parent-style-name="Text_20_body">
      <style:text-properties officeooo:rsid="00501260" officeooo:paragraph-rsid="00501260"/>
    </style:style>
    <style:style style:name="P62" style:family="paragraph" style:parent-style-name="Text_20_body">
      <style:text-properties officeooo:paragraph-rsid="00508935"/>
    </style:style>
    <style:style style:name="P63" style:family="paragraph" style:parent-style-name="Text_20_body">
      <style:text-properties officeooo:rsid="00521051" officeooo:paragraph-rsid="00521051"/>
    </style:style>
    <style:style style:name="P64" style:family="paragraph" style:parent-style-name="Text_20_body">
      <style:text-properties officeooo:rsid="003f3e49" officeooo:paragraph-rsid="00558495"/>
    </style:style>
    <style:style style:name="P65" style:family="paragraph" style:parent-style-name="Text_20_body">
      <style:text-properties officeooo:rsid="00558495" officeooo:paragraph-rsid="00558495"/>
    </style:style>
    <style:style style:name="P66" style:family="paragraph" style:parent-style-name="Text_20_body">
      <style:text-properties officeooo:rsid="0057c716" officeooo:paragraph-rsid="0057c716"/>
    </style:style>
    <style:style style:name="P67" style:family="paragraph" style:parent-style-name="Text_20_body">
      <style:text-properties officeooo:rsid="0058d593" officeooo:paragraph-rsid="0058d593"/>
    </style:style>
    <style:style style:name="P68" style:family="paragraph" style:parent-style-name="Text_20_body">
      <style:text-properties officeooo:rsid="005997c6" officeooo:paragraph-rsid="0059bf61"/>
    </style:style>
    <style:style style:name="P69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73" style:family="paragraph" style:parent-style-name="Contents_20_Heading">
      <style:paragraph-properties fo:break-before="page"/>
    </style:style>
    <style:style style:name="P74" style:family="paragraph" style:parent-style-name="Text_20_body">
      <style:text-properties officeooo:rsid="005fb5ae" officeooo:paragraph-rsid="005fd4b0"/>
    </style:style>
    <style:style style:name="P75" style:family="paragraph" style:parent-style-name="Text_20_body">
      <style:text-properties officeooo:rsid="00616fbc" officeooo:paragraph-rsid="00616fbc"/>
    </style:style>
    <style:style style:name="P76" style:family="paragraph" style:parent-style-name="Text_20_body">
      <style:text-properties officeooo:rsid="006653e6" officeooo:paragraph-rsid="006653e6"/>
    </style:style>
    <style:style style:name="P77" style:family="paragraph" style:parent-style-name="Text_20_body">
      <style:text-properties officeooo:rsid="006653e6" officeooo:paragraph-rsid="0066625f"/>
    </style:style>
    <style:style style:name="P78" style:family="paragraph" style:parent-style-name="Text_20_body">
      <style:text-properties officeooo:rsid="0066625f" officeooo:paragraph-rsid="0066625f"/>
    </style:style>
    <style:style style:name="P79" style:family="paragraph" style:parent-style-name="Text_20_body">
      <style:text-properties officeooo:rsid="0066625f" officeooo:paragraph-rsid="00678588"/>
    </style:style>
    <style:style style:name="P80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auto"/>
      <style:text-properties fo:language="ru" fo:country="RU" officeooo:paragraph-rsid="002102f3"/>
    </style:style>
    <style:style style:name="P81" style:family="paragraph" style:parent-style-name="Heading_20_1">
      <style:paragraph-properties fo:break-before="page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3">
      <style:text-properties officeooo:rsid="003f3e49" officeooo:paragraph-rsid="003f3e49"/>
    </style:style>
    <style:style style:name="P84" style:family="paragraph" style:parent-style-name="Heading_20_3">
      <style:text-properties officeooo:rsid="0044ca99" officeooo:paragraph-rsid="00469dfa"/>
    </style:style>
    <style:style style:name="P85" style:family="paragraph" style:parent-style-name="Heading_20_4">
      <style:text-properties officeooo:paragraph-rsid="0036df63"/>
    </style:style>
    <style:style style:name="P86" style:family="paragraph" style:parent-style-name="Text_20_body" style:list-style-name="L1">
      <style:text-properties officeooo:rsid="00521051" officeooo:paragraph-rsid="00521051"/>
    </style:style>
    <style:style style:name="P87" style:family="paragraph" style:parent-style-name="Text_20_body" style:list-style-name="L1">
      <style:text-properties officeooo:rsid="00525ecf" officeooo:paragraph-rsid="00525ecf"/>
    </style:style>
    <style:style style:name="P88" style:family="paragraph" style:parent-style-name="Text_20_body" style:list-style-name="L2">
      <style:text-properties officeooo:rsid="0057c716" officeooo:paragraph-rsid="0057c716"/>
    </style:style>
    <style:style style:name="P89" style:family="paragraph" style:parent-style-name="Text_20_body">
      <style:text-properties officeooo:rsid="006b7c74" officeooo:paragraph-rsid="006b7c74"/>
    </style:style>
    <style:style style:name="P90" style:family="paragraph" style:parent-style-name="Text_20_body">
      <style:text-properties officeooo:rsid="006d4c46" officeooo:paragraph-rsid="006d4c46"/>
    </style:style>
    <style:style style:name="P91" style:family="paragraph" style:parent-style-name="Text_20_body">
      <style:text-properties fo:font-size="14pt" style:text-underline-style="none" fo:font-weight="normal" officeooo:rsid="006d4c46" officeooo:paragraph-rsid="006d4c46" style:font-weight-asian="normal" style:font-weight-complex="normal"/>
    </style:style>
    <style:style style:name="P92" style:family="paragraph" style:parent-style-name="Text_20_body">
      <style:text-properties officeooo:rsid="006ea218" officeooo:paragraph-rsid="006ea2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2f3" style:font-weight-asian="bold" style:font-weight-complex="bold"/>
    </style:style>
    <style:style style:name="T3" style:family="text">
      <style:text-properties officeooo:rsid="002102f3"/>
    </style:style>
    <style:style style:name="T4" style:family="text">
      <style:text-properties style:font-name="Times New Roman" fo:font-size="12pt" style:text-underline-style="none" style:font-name-asian="Calibri" style:font-size-asian="12pt" style:language-asian="ru" style:country-asian="RU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226d49"/>
    </style:style>
    <style:style style:name="T8" style:family="text">
      <style:text-properties officeooo:rsid="0025fcfa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284006"/>
    </style:style>
    <style:style style:name="T11" style:family="text">
      <style:text-properties style:text-underline-style="solid" style:text-underline-width="auto" style:text-underline-color="font-color" officeooo:rsid="00277842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29dd1a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ca3d3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ff03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359b5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36df63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officeooo:rsid="003bb619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508935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officeooo:rsid="003359b5"/>
    </style:style>
    <style:style style:name="T21" style:family="text">
      <style:text-properties style:text-underline-style="solid" style:text-underline-width="auto" style:text-underline-color="font-color" officeooo:rsid="0029dd1a"/>
    </style:style>
    <style:style style:name="T22" style:family="text">
      <style:text-properties style:text-underline-style="solid" style:text-underline-width="auto" style:text-underline-color="font-color" officeooo:rsid="00342512"/>
    </style:style>
    <style:style style:name="T23" style:family="text">
      <style:text-properties style:text-underline-style="solid" style:text-underline-width="auto" style:text-underline-color="font-color" officeooo:rsid="00358aef"/>
    </style:style>
    <style:style style:name="T24" style:family="text">
      <style:text-properties style:text-underline-style="solid" style:text-underline-width="auto" style:text-underline-color="font-color" officeooo:rsid="0036df63"/>
    </style:style>
    <style:style style:name="T25" style:family="text">
      <style:text-properties style:text-underline-style="solid" style:text-underline-width="auto" style:text-underline-color="font-color" officeooo:rsid="003899a1"/>
    </style:style>
    <style:style style:name="T26" style:family="text">
      <style:text-properties style:text-underline-style="solid" style:text-underline-width="auto" style:text-underline-color="font-color" officeooo:rsid="0039ee97"/>
    </style:style>
    <style:style style:name="T27" style:family="text">
      <style:text-properties style:text-underline-style="solid" style:text-underline-width="auto" style:text-underline-color="font-color" officeooo:rsid="003af330"/>
    </style:style>
    <style:style style:name="T28" style:family="text">
      <style:text-properties style:text-underline-style="solid" style:text-underline-width="auto" style:text-underline-color="font-color" officeooo:rsid="003bb619"/>
    </style:style>
    <style:style style:name="T29" style:family="text">
      <style:text-properties style:text-underline-style="solid" style:text-underline-width="auto" style:text-underline-color="font-color" officeooo:rsid="003d6170"/>
    </style:style>
    <style:style style:name="T30" style:family="text">
      <style:text-properties style:text-underline-style="solid" style:text-underline-width="auto" style:text-underline-color="font-color" officeooo:rsid="00461274"/>
    </style:style>
    <style:style style:name="T31" style:family="text">
      <style:text-properties style:text-underline-style="solid" style:text-underline-width="auto" style:text-underline-color="font-color" officeooo:rsid="00489304"/>
    </style:style>
    <style:style style:name="T32" style:family="text">
      <style:text-properties style:text-underline-style="solid" style:text-underline-width="auto" style:text-underline-color="font-color" officeooo:rsid="004b83c5"/>
    </style:style>
    <style:style style:name="T33" style:family="text">
      <style:text-properties style:text-underline-style="solid" style:text-underline-width="auto" style:text-underline-color="font-color" officeooo:rsid="004c5c63"/>
    </style:style>
    <style:style style:name="T34" style:family="text">
      <style:text-properties style:text-underline-style="solid" style:text-underline-width="auto" style:text-underline-color="font-color" officeooo:rsid="00508935"/>
    </style:style>
    <style:style style:name="T35" style:family="text">
      <style:text-properties style:text-underline-style="solid" style:text-underline-width="auto" style:text-underline-color="font-color" officeooo:rsid="00521051"/>
    </style:style>
    <style:style style:name="T36" style:family="text">
      <style:text-properties style:text-underline-style="solid" style:text-underline-width="auto" style:text-underline-color="font-color" officeooo:rsid="00569583"/>
    </style:style>
    <style:style style:name="T37" style:family="text">
      <style:text-properties style:text-underline-style="solid" style:text-underline-width="auto" style:text-underline-color="font-color" officeooo:rsid="0057c716"/>
    </style:style>
    <style:style style:name="T38" style:family="text">
      <style:text-properties style:text-underline-style="solid" style:text-underline-width="auto" style:text-underline-color="font-color" officeooo:rsid="005997c6"/>
    </style:style>
    <style:style style:name="T39" style:family="text">
      <style:text-properties style:text-underline-style="solid" style:text-underline-width="auto" style:text-underline-color="font-color" officeooo:rsid="005d429a"/>
    </style:style>
    <style:style style:name="T40" style:family="text">
      <style:text-properties style:text-underline-style="solid" style:text-underline-width="auto" style:text-underline-color="font-color" officeooo:rsid="005fb5ae"/>
    </style:style>
    <style:style style:name="T41" style:family="text">
      <style:text-properties style:text-underline-style="solid" style:text-underline-width="auto" style:text-underline-color="font-color" officeooo:rsid="005fd4b0"/>
    </style:style>
    <style:style style:name="T42" style:family="text">
      <style:text-properties style:text-underline-style="solid" style:text-underline-width="auto" style:text-underline-color="font-color" officeooo:rsid="0066625f"/>
    </style:style>
    <style:style style:name="T43" style:family="text">
      <style:text-properties style:text-underline-style="solid" style:text-underline-width="auto" style:text-underline-color="font-color" officeooo:rsid="00678588"/>
    </style:style>
    <style:style style:name="T44" style:family="text">
      <style:text-properties style:text-underline-style="solid" style:text-underline-width="auto" style:text-underline-color="font-color" officeooo:rsid="0068197e"/>
    </style:style>
    <style:style style:name="T45" style:family="text">
      <style:text-properties style:text-underline-style="solid" style:text-underline-width="auto" style:text-underline-color="font-color" officeooo:rsid="006d4c46"/>
    </style:style>
    <style:style style:name="T46" style:family="text">
      <style:text-properties officeooo:rsid="00277842"/>
    </style:style>
    <style:style style:name="T47" style:family="text">
      <style:text-properties officeooo:rsid="00284006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284006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text-underline-style="none" fo:font-weight="normal" officeooo:rsid="0029dd1a" style:font-weight-asian="normal" style:font-weight-complex="normal"/>
    </style:style>
    <style:style style:name="T52" style:family="text">
      <style:text-properties style:text-underline-style="none" fo:font-weight="normal" officeooo:rsid="002b0304" style:font-weight-asian="normal" style:font-weight-complex="normal"/>
    </style:style>
    <style:style style:name="T53" style:family="text">
      <style:text-properties style:text-underline-style="none" fo:font-weight="normal" officeooo:rsid="002b2e7c" style:font-weight-asian="normal" style:font-weight-complex="normal"/>
    </style:style>
    <style:style style:name="T54" style:family="text">
      <style:text-properties style:text-underline-style="none" fo:font-weight="normal" officeooo:rsid="002ca3d3" style:font-weight-asian="normal" style:font-weight-complex="normal"/>
    </style:style>
    <style:style style:name="T55" style:family="text">
      <style:text-properties style:text-underline-style="none" fo:font-weight="normal" officeooo:rsid="002f066d" style:font-weight-asian="normal" style:font-weight-complex="normal"/>
    </style:style>
    <style:style style:name="T56" style:family="text">
      <style:text-properties style:text-underline-style="none" fo:font-weight="normal" officeooo:rsid="002ff033" style:font-weight-asian="normal" style:font-weight-complex="normal"/>
    </style:style>
    <style:style style:name="T57" style:family="text">
      <style:text-properties style:text-underline-style="none" fo:font-weight="normal" officeooo:rsid="00319621" style:font-weight-asian="normal" style:font-weight-complex="normal"/>
    </style:style>
    <style:style style:name="T58" style:family="text">
      <style:text-properties style:text-underline-style="none" fo:font-weight="normal" officeooo:rsid="00508935" style:font-weight-asian="normal" style:font-weight-complex="normal"/>
    </style:style>
    <style:style style:name="T59" style:family="text">
      <style:text-properties style:text-underline-style="none" fo:font-weight="normal" officeooo:rsid="0061814b" style:font-weight-asian="normal" style:font-weight-complex="normal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style:text-underline-style="none" fo:font-weight="bold" officeooo:rsid="00358aef" style:font-weight-asian="bold" style:font-weight-complex="bold"/>
    </style:style>
    <style:style style:name="T62" style:family="text">
      <style:text-properties style:text-underline-style="none" officeooo:rsid="002b0304"/>
    </style:style>
    <style:style style:name="T63" style:family="text">
      <style:text-properties style:text-underline-style="none" officeooo:rsid="002b2e7c"/>
    </style:style>
    <style:style style:name="T64" style:family="text">
      <style:text-properties style:text-underline-style="none" officeooo:rsid="0029dd1a"/>
    </style:style>
    <style:style style:name="T65" style:family="text">
      <style:text-properties style:text-underline-style="none" officeooo:rsid="003359b5"/>
    </style:style>
    <style:style style:name="T66" style:family="text">
      <style:text-properties style:text-underline-style="none" officeooo:rsid="00342512"/>
    </style:style>
    <style:style style:name="T67" style:family="text">
      <style:text-properties style:text-underline-style="none" officeooo:rsid="00358aef"/>
    </style:style>
    <style:style style:name="T68" style:family="text">
      <style:text-properties style:text-underline-style="none" officeooo:rsid="0036df63"/>
    </style:style>
    <style:style style:name="T69" style:family="text">
      <style:text-properties style:text-underline-style="none" officeooo:rsid="0039ee97"/>
    </style:style>
    <style:style style:name="T70" style:family="text">
      <style:text-properties style:text-underline-style="none" officeooo:rsid="003af330"/>
    </style:style>
    <style:style style:name="T71" style:family="text">
      <style:text-properties style:text-underline-style="none" officeooo:rsid="003bb619"/>
    </style:style>
    <style:style style:name="T72" style:family="text">
      <style:text-properties style:text-underline-style="none" officeooo:rsid="003bd2a0"/>
    </style:style>
    <style:style style:name="T73" style:family="text">
      <style:text-properties style:text-underline-style="none" officeooo:rsid="003d6170"/>
    </style:style>
    <style:style style:name="T74" style:family="text">
      <style:text-properties style:text-underline-style="none" officeooo:rsid="003ff142"/>
    </style:style>
    <style:style style:name="T75" style:family="text">
      <style:text-properties style:text-underline-style="none" officeooo:rsid="00461274"/>
    </style:style>
    <style:style style:name="T76" style:family="text">
      <style:text-properties style:text-underline-style="none" officeooo:rsid="00469dfa"/>
    </style:style>
    <style:style style:name="T77" style:family="text">
      <style:text-properties style:text-underline-style="none" officeooo:rsid="00475d51"/>
    </style:style>
    <style:style style:name="T78" style:family="text">
      <style:text-properties style:text-underline-style="none" officeooo:rsid="004b83c5"/>
    </style:style>
    <style:style style:name="T79" style:family="text">
      <style:text-properties style:text-underline-style="none" officeooo:rsid="004c5c63"/>
    </style:style>
    <style:style style:name="T80" style:family="text">
      <style:text-properties style:text-underline-style="none" officeooo:rsid="00508935"/>
    </style:style>
    <style:style style:name="T81" style:family="text">
      <style:text-properties style:text-underline-style="none" officeooo:rsid="00521051"/>
    </style:style>
    <style:style style:name="T82" style:family="text">
      <style:text-properties style:text-underline-style="none" officeooo:rsid="0057c716"/>
    </style:style>
    <style:style style:name="T83" style:family="text">
      <style:text-properties style:text-underline-style="none" officeooo:rsid="005997c6"/>
    </style:style>
    <style:style style:name="T84" style:family="text">
      <style:text-properties style:text-underline-style="none" officeooo:rsid="005bda0b"/>
    </style:style>
    <style:style style:name="T85" style:family="text">
      <style:text-properties style:text-underline-style="none" officeooo:rsid="005d429a"/>
    </style:style>
    <style:style style:name="T86" style:family="text">
      <style:text-properties style:text-underline-style="none" officeooo:rsid="005fd4b0"/>
    </style:style>
    <style:style style:name="T87" style:family="text">
      <style:text-properties style:text-underline-style="none" officeooo:rsid="00616fbc"/>
    </style:style>
    <style:style style:name="T88" style:family="text">
      <style:text-properties style:text-underline-style="none" officeooo:rsid="0061814b"/>
    </style:style>
    <style:style style:name="T89" style:family="text">
      <style:text-properties style:text-underline-style="none" officeooo:rsid="0066625f"/>
    </style:style>
    <style:style style:name="T90" style:family="text">
      <style:text-properties style:text-underline-style="none" officeooo:rsid="00678588"/>
    </style:style>
    <style:style style:name="T91" style:family="text">
      <style:text-properties style:text-underline-style="none" officeooo:rsid="0068197e"/>
    </style:style>
    <style:style style:name="T92" style:family="text">
      <style:text-properties style:text-underline-style="none" officeooo:rsid="006d4c46"/>
    </style:style>
    <style:style style:name="T93" style:family="text">
      <style:text-properties officeooo:rsid="00290b82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font-weight="normal" officeooo:rsid="002b2e7c" style:font-weight-asian="normal" style:font-weight-complex="normal"/>
    </style:style>
    <style:style style:name="T96" style:family="text">
      <style:text-properties fo:font-weight="normal" officeooo:rsid="003359b5" style:font-weight-asian="normal" style:font-weight-complex="normal"/>
    </style:style>
    <style:style style:name="T97" style:family="text">
      <style:text-properties officeooo:rsid="0029dd1a"/>
    </style:style>
    <style:style style:name="T98" style:family="text">
      <style:text-properties officeooo:rsid="00319621"/>
    </style:style>
    <style:style style:name="T99" style:family="text">
      <style:text-properties fo:font-size="14pt" style:text-underline-style="none"/>
    </style:style>
    <style:style style:name="T100" style:family="text">
      <style:text-properties fo:font-size="14pt" style:text-underline-style="none" fo:font-weight="normal" style:font-weight-asian="normal" style:font-weight-complex="normal"/>
    </style:style>
    <style:style style:name="T101" style:family="text">
      <style:text-properties fo:font-size="14pt" style:text-underline-style="none" fo:font-weight="normal" officeooo:rsid="00358aef" style:font-weight-asian="normal" style:font-weight-complex="normal"/>
    </style:style>
    <style:style style:name="T102" style:family="text">
      <style:text-properties fo:font-size="14pt" style:text-underline-style="none" fo:font-weight="normal" officeooo:rsid="003899a1" style:font-weight-asian="normal" style:font-weight-complex="normal"/>
    </style:style>
    <style:style style:name="T103" style:family="text">
      <style:text-properties fo:font-size="14pt" style:text-underline-style="none" fo:font-weight="normal" officeooo:rsid="00461274" style:font-weight-asian="normal" style:font-weight-complex="normal"/>
    </style:style>
    <style:style style:name="T104" style:family="text">
      <style:text-properties fo:font-size="14pt" style:text-underline-style="none" fo:font-weight="normal" officeooo:rsid="004b83c5" style:font-weight-asian="normal" style:font-weight-complex="normal"/>
    </style:style>
    <style:style style:name="T105" style:family="text">
      <style:text-properties fo:font-size="14pt" style:text-underline-style="none" fo:font-weight="bold" style:font-weight-asian="bold" style:font-weight-complex="bold"/>
    </style:style>
    <style:style style:name="T106" style:family="text">
      <style:text-properties fo:font-size="14pt" style:text-underline-style="none" fo:font-weight="bold" officeooo:rsid="00358aef" style:font-weight-asian="bold" style:font-weight-complex="bold"/>
    </style:style>
    <style:style style:name="T107" style:family="text">
      <style:text-properties fo:font-size="14pt" style:text-underline-style="none" officeooo:rsid="00358aef"/>
    </style:style>
    <style:style style:name="T108" style:family="text">
      <style:text-properties fo:font-size="14pt" style:text-underline-style="none" officeooo:rsid="003899a1"/>
    </style:style>
    <style:style style:name="T109" style:family="text">
      <style:text-properties fo:font-size="14pt" style:text-underline-style="none" officeooo:rsid="00461274"/>
    </style:style>
    <style:style style:name="T110" style:family="text">
      <style:text-properties fo:font-size="14pt" style:text-underline-style="none" officeooo:rsid="004b83c5"/>
    </style:style>
    <style:style style:name="T111" style:family="text">
      <style:text-properties fo:font-size="14pt" style:text-underline-style="solid" style:text-underline-width="auto" style:text-underline-color="font-color" fo:font-weight="normal" style:font-weight-asian="normal" style:font-weight-complex="normal"/>
    </style:style>
    <style:style style:name="T112" style:family="text">
      <style:text-properties fo:font-size="14pt" style:text-underline-style="solid" style:text-underline-width="auto" style:text-underline-color="font-color" fo:font-weight="normal" officeooo:rsid="003899a1" style:font-weight-asian="normal" style:font-weight-complex="normal"/>
    </style:style>
    <style:style style:name="T113" style:family="text">
      <style:text-properties officeooo:rsid="0036df63"/>
    </style:style>
    <style:style style:name="T114" style:family="text">
      <style:text-properties officeooo:rsid="003bb619"/>
    </style:style>
    <style:style style:name="T115" style:family="text">
      <style:text-properties officeooo:rsid="003da6ab"/>
    </style:style>
    <style:style style:name="T116" style:family="text">
      <style:text-properties officeooo:rsid="003ff142"/>
    </style:style>
    <style:style style:name="T117" style:family="text">
      <style:text-properties officeooo:rsid="00461274"/>
    </style:style>
    <style:style style:name="T118" style:family="text">
      <style:text-properties officeooo:rsid="00489304"/>
    </style:style>
    <style:style style:name="T119" style:family="text">
      <style:text-properties officeooo:rsid="004c5c63"/>
    </style:style>
    <style:style style:name="T120" style:family="text">
      <style:text-properties officeooo:rsid="004fa874"/>
    </style:style>
    <style:style style:name="T121" style:family="text">
      <style:text-properties officeooo:rsid="00508935"/>
    </style:style>
    <style:style style:name="T122" style:family="text">
      <style:text-properties officeooo:rsid="00525ecf"/>
    </style:style>
    <style:style style:name="T123" style:family="text">
      <style:text-properties officeooo:rsid="005340fa"/>
    </style:style>
    <style:style style:name="T124" style:family="text">
      <style:text-properties officeooo:rsid="005351ca"/>
    </style:style>
    <style:style style:name="T125" style:family="text">
      <style:text-properties officeooo:rsid="00558495"/>
    </style:style>
    <style:style style:name="T126" style:family="text">
      <style:text-properties officeooo:rsid="00569583"/>
    </style:style>
    <style:style style:name="T127" style:family="text">
      <style:text-properties officeooo:rsid="0057c716"/>
    </style:style>
    <style:style style:name="T128" style:family="text">
      <style:text-properties officeooo:rsid="005997c6"/>
    </style:style>
    <style:style style:name="T129" style:family="text">
      <style:text-properties officeooo:rsid="0059bf61"/>
    </style:style>
    <style:style style:name="T130" style:family="text">
      <style:text-properties officeooo:rsid="005d429a"/>
    </style:style>
    <style:style style:name="T131" style:family="text">
      <style:text-properties officeooo:rsid="005ddbe0"/>
    </style:style>
    <style:style style:name="T132" style:family="text">
      <style:text-properties officeooo:rsid="005fb5ae"/>
    </style:style>
    <style:style style:name="T133" style:family="text">
      <style:text-properties officeooo:rsid="00616fbc"/>
    </style:style>
    <style:style style:name="T134" style:family="text">
      <style:text-properties officeooo:rsid="0062158e"/>
    </style:style>
    <style:style style:name="T135" style:family="text">
      <style:text-properties officeooo:rsid="0062d98f"/>
    </style:style>
    <style:style style:name="T136" style:family="text">
      <style:text-properties officeooo:rsid="0066625f"/>
    </style:style>
    <style:style style:name="T137" style:family="text">
      <style:text-properties officeooo:rsid="00678588"/>
    </style:style>
    <style:style style:name="T138" style:family="text">
      <style:text-properties officeooo:rsid="0068197e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МИНИСТЕРСТВО НАУКИ И ВЫСШЕГО ОБРАЗОВАНИЯ РФ</text:p>
      <text:p text:style-name="P4">ФЕДЕРАЛЬНОЕ ГОСУДАРСТВЕННОЕ АВТОНОМНОЕ ОБРАЗОВАТЕЛЬНОЕ УЧРЕЖДЕНИЕ ВЫСШЕГО ОБРАЗОВАНИЯ</text:p>
      <text:p text:style-name="P4">“НОВОСИБИРСКИЙ НАЦИОНАЛЬНЫЙ ИССЛЕДОВАТЕЛЬСКИЙ ГОСУДАРСТВЕННЫЙ УНИВЕРСИТЕТ”</text:p>
      <text:p text:style-name="P4">(НОВОСИБИРСКИЙ ГОСУДАРСТВ<text:span text:style-name="T7">Е</text:span>ННЫЙ УНИВЕРСИТЕТ, НГУ)</text:p>
      <text:p text:style-name="P4"/>
      <text:p text:style-name="P4">Факультет информационных технологий</text:p>
      <text:p text:style-name="P4">Кафедра систем информатики</text:p>
      <text:p text:style-name="P4"/>
      <text:p text:style-name="P4">Направление подготовки 09.03.01 Информатика и вычислительная техника</text:p>
      <text:p text:style-name="P4">Направленность (профиль): Компьютерные науки и системотехника</text:p>
      <text:p text:style-name="P4"/>
      <text:p text:style-name="P8">ВЫПУСКНАЯ КВАЛИФИКАЦИОННАЯ РАБОТА БАКАЛАВРА</text:p>
      <text:p text:style-name="P4"/>
      <text:p text:style-name="P4"><text:span text:style-name="T2">Савченко</text:span><text:span text:style-name="T1"> </text:span><text:span text:style-name="T2">Егора Владимировича</text:span></text:p>
      <text:p text:style-name="P4"/>
      <text:p text:style-name="P5">Тема работы: </text:p>
      <text:p text:style-name="P4"/>
      <text:p text:style-name="P12">РАЗРАБОТКА УЧЕБНОЙ СИСТЕМЫ ОЦЕНКИ СЛОЖНОСТИ ПЛАНОВ SQL ЗАПРОСОВ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9">“К защите допущен”</text:p>
            <text:p text:style-name="P6">Заведующий кафедрой: систем информатики</text:p>
            <text:p text:style-name="P6">ученая степень, звание: доктор физико-математических наук</text:p>
          </table:table-cell>
          <table:table-cell table:style-name="Таблица1.A1" office:value-type="string">
            <text:p text:style-name="P9">Руководитель ВКР</text:p>
            <text:p text:style-name="P6">ученая степень, звание: <text:span text:style-name="T6"><text:s/></text:span><text:span text:style-name="T5">к.ф-м.н</text:span></text:p>
            <text:p text:style-name="P6">должность, место работы в НГУ:<text:span text:style-name="T6"> </text:span><text:span text:style-name="T4">доцент кафедры СИ</text:span></text:p>
          </table:table-cell>
        </table:table-row>
        <table:table-row table:style-name="Таблица1.1">
          <table:table-cell table:style-name="Таблица1.A1" office:value-type="string">
            <text:p text:style-name="P6">Лаврентьев Михаил Михайлович / __________</text:p>
            <text:p text:style-name="P13">(ФИО) / (подпись)</text:p>
            <text:p text:style-name="P14">“_____”____________ 2024г.</text:p>
          </table:table-cell>
          <table:table-cell table:style-name="Таблица1.A1" office:value-type="string">
            <text:p text:style-name="P7"><text:span text:style-name="T3">Мигинский</text:span> <text:span text:style-name="T3">Денис Сергеевич </text:span>/ </text:p>
            <text:p text:style-name="P7">___________</text:p>
            <text:p text:style-name="P13">(ФИО) / (подпись)</text:p>
            <text:p text:style-name="P14">“_____”____________ 2024г.</text:p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3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3"/>
          </table:table-cell>
          <table:table-cell table:style-name="Таблица1.B4" office:value-type="string">
            <text:p text:style-name="P3"/>
          </table:table-cell>
        </table:table-row>
      </table:table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3">Оглавление</text:p>
          </text:index-title>
          <text:p text:style-name="P69"><text:a xlink:type="simple" xlink:href="#__RefHeading___Toc1149_1458253492" text:style-name="Index_20_Link" text:visited-style-name="Index_20_Link">ВВЕДЕНИЕ<text:tab/>3</text:a></text:p>
          <text:p text:style-name="P69"><text:a xlink:type="simple" xlink:href="#__RefHeading___Toc193_196251381" text:style-name="Index_20_Link" text:visited-style-name="Index_20_Link">ГЛАВА 1.<text:tab/>4</text:a></text:p>
          <text:p text:style-name="P69"><text:a xlink:type="simple" xlink:href="#__RefHeading___Toc195_196251381" text:style-name="Index_20_Link" text:visited-style-name="Index_20_Link">ГЛАВА 2. РЕАЛИЗАЦИЯ<text:tab/>5</text:a></text:p>
          <text:p text:style-name="P70"><text:a xlink:type="simple" xlink:href="#__RefHeading___Toc965_2256393911" text:style-name="Index_20_Link" text:visited-style-name="Index_20_Link">2.1 Инструменты реализации<text:tab/>6</text:a></text:p>
          <text:p text:style-name="P71"><text:a xlink:type="simple" xlink:href="#__RefHeading___Toc967_2256393911" text:style-name="Index_20_Link" text:visited-style-name="Index_20_Link">2.1.1 Обоснование<text:tab/>6</text:a></text:p>
          <text:p text:style-name="P71"><text:a xlink:type="simple" xlink:href="#__RefHeading___Toc969_2256393911" text:style-name="Index_20_Link" text:visited-style-name="Index_20_Link">2.1.2 Поддержка<text:tab/>6</text:a></text:p>
          <text:p text:style-name="P71"><text:a xlink:type="simple" xlink:href="#__RefHeading___Toc971_2256393911" text:style-name="Index_20_Link" text:visited-style-name="Index_20_Link">2.1.3 Расширяемость<text:tab/>6</text:a></text:p>
          <text:p text:style-name="P71"><text:a xlink:type="simple" xlink:href="#__RefHeading___Toc980_22563939111" text:style-name="Index_20_Link" text:visited-style-name="Index_20_Link">2.1.4 Развертывание системы<text:tab/>6</text:a></text:p>
          <text:p text:style-name="P70"><text:a xlink:type="simple" xlink:href="#__RefHeading___Toc978_2256393911" text:style-name="Index_20_Link" text:visited-style-name="Index_20_Link">2.2 Архитектура<text:tab/>8</text:a></text:p>
          <text:p text:style-name="P71"><text:a xlink:type="simple" xlink:href="#__RefHeading___Toc980_2256393911" text:style-name="Index_20_Link" text:visited-style-name="Index_20_Link">2.2.1 Концептуальное представление модуля обработки<text:tab/>8</text:a></text:p>
          <text:p text:style-name="P71"><text:a xlink:type="simple" xlink:href="#__RefHeading___Toc982_2256393911" text:style-name="Index_20_Link" text:visited-style-name="Index_20_Link">2.2.2 Чтение данных<text:tab/>8</text:a></text:p>
          <text:p text:style-name="P71"><text:a xlink:type="simple" xlink:href="#__RefHeading___Toc984_2256393911" text:style-name="Index_20_Link" text:visited-style-name="Index_20_Link">2.2.3 Структуры отображения данных<text:tab/>9</text:a></text:p>
          <text:p text:style-name="P72"><text:a xlink:type="simple" xlink:href="#__RefHeading___Toc1331_1340521475" text:style-name="Index_20_Link" text:visited-style-name="Index_20_Link">2.2.3.1 Таблицы<text:tab/>9</text:a></text:p>
          <text:p text:style-name="P72"><text:a xlink:type="simple" xlink:href="#__RefHeading___Toc1333_1340521475" text:style-name="Index_20_Link" text:visited-style-name="Index_20_Link">2.2.3.2 Индексы<text:tab/>9</text:a></text:p>
          <text:p text:style-name="P71"><text:a xlink:type="simple" xlink:href="#__RefHeading___Toc986_2256393911" text:style-name="Index_20_Link" text:visited-style-name="Index_20_Link">2.2.4 Библиотеки<text:tab/>9</text:a></text:p>
          <text:p text:style-name="P71"><text:a xlink:type="simple" xlink:href="#__RefHeading___Toc988_2256393911" text:style-name="Index_20_Link" text:visited-style-name="Index_20_Link">2.2.5 Интерфейс взаимодействия с клиентом системы<text:tab/>10</text:a></text:p>
          <text:p text:style-name="P70"><text:a xlink:type="simple" xlink:href="#__RefHeading___Toc990_2256393911" text:style-name="Index_20_Link" text:visited-style-name="Index_20_Link">2.3 Операции над данными<text:tab/>11</text:a></text:p>
          <text:p text:style-name="P71"><text:a xlink:type="simple" xlink:href="#__RefHeading___Toc992_2256393911" text:style-name="Index_20_Link" text:visited-style-name="Index_20_Link">2.3.1 Операции<text:tab/>11</text:a></text:p>
          <text:p text:style-name="P70"><text:a xlink:type="simple" xlink:href="#__RefHeading___Toc957_2256393911" text:style-name="Index_20_Link" text:visited-style-name="Index_20_Link">2.4 Значения<text:tab/>12</text:a></text:p>
          <text:p text:style-name="P71"><text:a xlink:type="simple" xlink:href="#__RefHeading___Toc994_2256393911" text:style-name="Index_20_Link" text:visited-style-name="Index_20_Link">2.4.1 Типы данных<text:tab/>12</text:a></text:p>
          <text:p text:style-name="P71"><text:a xlink:type="simple" xlink:href="#__RefHeading___Toc996_2256393911" text:style-name="Index_20_Link" text:visited-style-name="Index_20_Link">2.4.2 Полиморфизм типов<text:tab/>13</text:a></text:p>
          <text:p text:style-name="P70"><text:a xlink:type="simple" xlink:href="#__RefHeading___Toc683_196251381" text:style-name="Index_20_Link" text:visited-style-name="Index_20_Link">2.5 Выражение<text:tab/>14</text:a></text:p>
          <text:p text:style-name="P71"><text:a xlink:type="simple" xlink:href="#__RefHeading___Toc273_3727507447" text:style-name="Index_20_Link" text:visited-style-name="Index_20_Link">2.5.1 Обработка выражений<text:tab/>14</text:a></text:p>
          <text:p text:style-name="P72"><text:a xlink:type="simple" xlink:href="#__RefHeading___Toc273_37275074471" text:style-name="Index_20_Link" text:visited-style-name="Index_20_Link">2.5.1.1 Проверка на корректность<text:tab/>15</text:a></text:p>
          <text:p text:style-name="P72"><text:a xlink:type="simple" xlink:href="#__RefHeading___Toc273_372750744711" text:style-name="Index_20_Link" text:visited-style-name="Index_20_Link">2.5.1.2 Проверка на зависимость от контекста<text:tab/>15</text:a></text:p>
          <text:p text:style-name="P72"><text:a xlink:type="simple" xlink:href="#__RefHeading___Toc273_3727507447111" text:style-name="Index_20_Link" text:visited-style-name="Index_20_Link">2.5.1.3 Внедрение данных<text:tab/>15</text:a></text:p>
          <text:p text:style-name="P72"><text:a xlink:type="simple" xlink:href="#__RefHeading___Toc273_37275074471111" text:style-name="Index_20_Link" text:visited-style-name="Index_20_Link">2.5.1.4 Вычисление выражений<text:tab/>15</text:a></text:p>
          <text:p text:style-name="P71"><text:a xlink:type="simple" xlink:href="#__RefHeading___Toc273_372750744711111" text:style-name="Index_20_Link" text:visited-style-name="Index_20_Link">2.5.2 Обработка подзапросов<text:tab/>16</text:a></text:p>
          <text:p text:style-name="P70"><text:a xlink:type="simple" xlink:href="#__RefHeading___Toc998_2256393911" text:style-name="Index_20_Link" text:visited-style-name="Index_20_Link">2.6 Индексирование данных<text:tab/>17</text:a></text:p>
          <text:p text:style-name="P70"><text:a xlink:type="simple" xlink:href="#__RefHeading___Toc1000_2256393911" text:style-name="Index_20_Link" text:visited-style-name="Index_20_Link">2.7 Ленивость<text:tab/>18</text:a></text:p>
          <text:p text:style-name="P70"><text:a xlink:type="simple" xlink:href="#__RefHeading___Toc1002_2256393911" text:style-name="Index_20_Link" text:visited-style-name="Index_20_Link">2.8 Кеширование запросов<text:tab/>19</text:a></text:p>
          <text:p text:style-name="P70"><text:a xlink:type="simple" xlink:href="#__RefHeading___Toc1335_1340521475" text:style-name="Index_20_Link" text:visited-style-name="Index_20_Link">2.9 Оценка сложности<text:tab/>20</text:a></text:p>
          <text:p text:style-name="P70"><text:a xlink:type="simple" xlink:href="#__RefHeading___Toc1701_770649681" text:style-name="Index_20_Link" text:visited-style-name="Index_20_Link">2.10 Обработка ошибок пользователя<text:tab/>21</text:a></text:p>
          <text:p text:style-name="P71"><text:a xlink:type="simple" xlink:href="#__RefHeading___Toc1775_770649681" text:style-name="Index_20_Link" text:visited-style-name="Index_20_Link">2.10.1 Структурные ошибки<text:tab/>21</text:a></text:p>
          <text:p text:style-name="P71"><text:a xlink:type="simple" xlink:href="#__RefHeading___Toc1777_770649681" text:style-name="Index_20_Link" text:visited-style-name="Index_20_Link">2.10.2 Семантические ошибки<text:tab/>21</text:a></text:p>
          <text:p text:style-name="P69"><text:a xlink:type="simple" xlink:href="#__RefHeading___Toc1151_1458253492" text:style-name="Index_20_Link" text:visited-style-name="Index_20_Link">ЗАКЛЮЧЕНИЕ<text:tab/>23</text:a></text:p>
          <text:p text:style-name="P69"><text:a xlink:type="simple" xlink:href="#__RefHeading___Toc1153_1458253492" text:style-name="Index_20_Link" text:visited-style-name="Index_20_Link">ИСТОЧНИКИ<text:tab/>24</text:a></text:p>
          <text:p text:style-name="P69"><text:a xlink:type="simple" xlink:href="#__RefHeading___Toc1155_1458253492" text:style-name="Index_20_Link" text:visited-style-name="Index_20_Link">ГЛОССАРИЙ<text:tab/>25</text:a></text:p>
          <text:p text:style-name="P69"><text:a xlink:type="simple" xlink:href="#__RefHeading___Toc1157_1458253492" text:style-name="Index_20_Link" text:visited-style-name="Index_20_Link">ПРИЛОЖЕНИЕ<text:tab/>28</text:a></text:p>
        </text:index-body>
      </text:table-of-content>
      <text:p text:style-name="P15"/>
      <text:h text:style-name="P81" text:outline-level="1"><text:bookmark-start text:name="__RefHeading___Toc1149_1458253492"/>ВВЕДЕНИЕ<text:bookmark-end text:name="__RefHeading___Toc1149_1458253492"/></text:h>
      <text:p text:style-name="Text_20_body"/>
      <text:h text:style-name="P81" text:outline-level="1"><text:bookmark-start text:name="__RefHeading___Toc193_196251381"/>ГЛАВА 1.<text:bookmark-end text:name="__RefHeading___Toc193_196251381"/></text:h>
      <text:p text:style-name="P11"/>
      <text:h text:style-name="P81" text:outline-level="1"><text:bookmark-start text:name="__RefHeading___Toc195_196251381"/>ГЛАВА 2. РЕАЛИЗАЦИЯ<text:bookmark-end text:name="__RefHeading___Toc195_196251381"/></text:h>
      <text:p text:style-name="P11"/>
      <text:h text:style-name="P82" text:outline-level="2"><text:bookmark-start text:name="__RefHeading___Toc965_2256393911"/>2.1 Инструменты реализации<text:bookmark-end text:name="__RefHeading___Toc965_2256393911"/></text:h>
      <text:p text:style-name="P53">В качестве основного инструмента реализации было принято решение использовать язык java.</text:p>
      <text:h text:style-name="P83" text:outline-level="3"><text:bookmark-start text:name="__RefHeading___Toc967_2256393911"/>2.1.1 Обоснование<text:bookmark-end text:name="__RefHeading___Toc967_2256393911"/></text:h>
      <text:p text:style-name="P54"><text:s/><text:span text:style-name="T131">Это решение обусловлено наличием строгой типизации, объектно ориентированной природой языка, а также сравнительно высокой производительностью, относительно трудозатрат в написании кода. Кроме вышеперечисленных плюсов, язык java может похвастаться широким охватом различных сфер программирования и, как следствие, наличием внушительной обвязки. Всё вышеперечисленное и повлияло на окончательный выбор языка java в качестве основной платформы разработки </text:span><text:span text:style-name="T40">учебной системы</text:span><text:span text:style-name="T132">.</text:span></text:p>
      <text:h text:style-name="Heading_20_3" text:outline-level="3"><text:bookmark-start text:name="__RefHeading___Toc969_2256393911"/>2.1.2 Поддержка<text:bookmark-end text:name="__RefHeading___Toc969_2256393911"/></text:h>
      <text:h text:style-name="Heading_20_3" text:outline-level="3"><text:bookmark-start text:name="__RefHeading___Toc971_2256393911"/>2.1.3 Расширяемость<text:bookmark-end text:name="__RefHeading___Toc971_2256393911"/></text:h>
      <text:p text:style-name="P74">При планировании реализации <text:span text:style-name="T9">учебной системы</text:span><text:span text:style-name="T48"> была заложена ключевая идея — разнесение логики составления </text:span><text:span text:style-name="T9">запроса</text:span><text:span text:style-name="T48"> и логики по его обработке. </text:span><text:span text:style-name="T86">Обуславливается такое решение нежеланием принуждать пользователя изучать конкретный язык программирования (Java) для изучения принципов работы команд и операторов SQL и тренировки в построении планов запросов. </text:span></text:p>
      <text:p text:style-name="P74"><text:span text:style-name="T41">Клиент системы</text:span><text:span text:style-name="T86"> может быть реализован на любом удобном в учебных целях языке программирования. Взаимодействие между клиентом и «ядром» (или обработчиком </text:span><text:span text:style-name="T41">запросов)</text:span><text:span text:style-name="T86"> происходит посредством </text:span><text:span text:style-name="T41">программного канала</text:span><text:span text:style-name="T87">.</text:span></text:p>
      <text:p text:style-name="P75"><text:span text:style-name="T48">Иными словами, в заложена ключевая точка интеграции, определяющая интерфейс взаимодействия с </text:span><text:span text:style-name="T9">учебной системой</text:span><text:span text:style-name="T48">.</text:span></text:p>
      <text:h text:style-name="P84" text:outline-level="3"><text:bookmark-start text:name="__RefHeading___Toc980_22563939111"/><text:span text:style-name="T75">2.</text:span><text:span text:style-name="T76">1</text:span><text:span text:style-name="T75">.</text:span><text:span text:style-name="T76">4</text:span><text:span text:style-name="T75"> </text:span><text:span text:style-name="T76">Развертывание системы</text:span><text:bookmark-end text:name="__RefHeading___Toc980_22563939111"/></text:h>
      <text:p text:style-name="P55"><text:span text:style-name="T48">При подходе, когда </text:span><text:span text:style-name="T9">клиент системы</text:span><text:span text:style-name="T48">, и сама система реализованы на разных языках программирования, довольно остро встает вопрос развертывания системы на клиентских устройствах. Для работы клиента необходимо одно программное окружение, для работы самой </text:span><text:span text:style-name="T9">учебной системы</text:span><text:span text:style-name="T48"> — другое, помимо всего прочего еще должен быть установлен сервер базы данных (также, необходимо дать возможность удобно </text:span><text:soft-page-break/><text:span text:style-name="T48">конфигурировать сами таблицы реляционных данных</text:span><text:span text:style-name="T77">: например, </text:span><text:span text:style-name="T48">путем загрузки образа </text:span><text:span text:style-name="T77">в</text:span><text:span text:style-name="T48"> баз</text:span><text:span text:style-name="T77">у данных</text:span><text:span text:style-name="T48">). </text:span></text:p>
      <text:p text:style-name="P56">Для решения этой задачи предлагается использовать решение контейнеризации программного обеспечения, <text:span text:style-name="T132">такое как</text:span> Docker. <text:span text:style-name="T132">Оно</text:span> позволит <text:s text:c="2"/>упаковать у<text:span text:style-name="T9">чебную систему</text:span> и базу данных в контейнер. <text:span text:style-name="T132">К</text:span>онфигурировать контейнер предлагается следующим образом: перед запуском контейнера в него копируется образ необходимой базы данных, а при запуске сервера базы данных внутри контейнера, этот образ будет автоматически применяться, кроме того, нужно будет активировать форвардинг портов для возможности вызова клиента из вне контейнера. </text:p>
      <text:p text:style-name="P56">Предложенный подход развертывания позволит <text:span text:style-name="T118">скрыть от конечного пользователя</text:span> большую часть <text:span text:style-name="T118">реализации и упростить интерфейс взаимодействия с </text:span><text:span text:style-name="T31">учебной системой</text:span><text:span text:style-name="T118">. Однако подход с контейнеризацией неудобен тем, что требует установки дополнительного программного обеспечения и базовых навыков работы с ним.</text:span></text:p>
      <text:h text:style-name="P82" text:outline-level="2"><text:bookmark-start text:name="__RefHeading___Toc978_2256393911"/>2.2 Архитектура<text:bookmark-end text:name="__RefHeading___Toc978_2256393911"/></text:h>
      <text:p text:style-name="P53">Глобально система состоит из трех модулей: модуль работы с базой данных, модуль обработки <text:span text:style-name="T9">запросов</text:span><text:span text:style-name="T48"> и модуль отвечающий за сериализацию/десериализацию. Планируется, что систему можно интегрировать с любым </text:span><text:span text:style-name="T9">клиентом </text:span><text:span text:style-name="T30">системы</text:span><text:span text:style-name="T75">, что позволит не привязывать учебный план к конкретному языку программирования и расширить кругозор конечного пользователя (например реализовав клиента на функциональном языке программирования). </text:span></text:p>
      <text:h text:style-name="Heading_20_3" text:outline-level="3"><text:bookmark-start text:name="__RefHeading___Toc980_2256393911"/>2.2.1 Концептуальное представление <text:span text:style-name="T117">модуля обработки</text:span><text:bookmark-end text:name="__RefHeading___Toc980_2256393911"/></text:h>
      <text:p text:style-name="P59"><text:tab/>Каждая операция по обработке реляционных данных переводит данные из начального состояния (таблица 1) в некоторое другое состояние (таблица 2). Такое упрощение позволяет выделить единый интерфейс, который будет реализовываться каждой <text:span text:style-name="T9">операцией над данными</text:span><text:span text:style-name="T48">. </text:span><text:span text:style-name="T79">В дополнение, если входной и выходной тип данных (таблица) для каждой из определенных операций одинаков, </text:span><text:span text:style-name="T33">операции над данными</text:span><text:span text:style-name="T79"> можно связывать в любой последовательности (практически в любой: любая последовательность операций должна начинаться с операции «From», так как она формирует изначальную таблицу), а это как раз и требуется при создании </text:span><text:span text:style-name="T33">учебного инструмента</text:span><text:span text:style-name="T79"> по </text:span><text:span text:style-name="T87">оцениванию </text:span><text:span text:style-name="T79">планов </text:span><text:span text:style-name="T87">SQL </text:span><text:span text:style-name="T79">запросов.</text:span></text:p>
      <text:p text:style-name="P59"><text:span text:style-name="T79"><text:tab/></text:span><text:span text:style-name="T87">В</text:span><text:span text:style-name="T79"> качестве результата работы программы пользователь получает множество (неупорядоченную таблицу) реляционных данных и некий результат оценки сложности исполненного </text:span><text:span text:style-name="T33">запроса</text:span><text:span text:style-name="T79">.</text:span></text:p>
      <text:h text:style-name="Heading_20_3" text:outline-level="3"><text:bookmark-start text:name="__RefHeading___Toc982_2256393911"/>2.2.<text:span text:style-name="T116">2</text:span> Чтение данных<text:bookmark-end text:name="__RefHeading___Toc982_2256393911"/></text:h>
      <text:p text:style-name="P57"><text:span text:style-name="T118">Чтение данных происходит из сервера базы данных при запуске </text:span><text:span text:style-name="T31">учебной системы</text:span><text:span text:style-name="T118">. Конфигурация подключения и (некоторые другие параметры) задаются в специальном файле. Чтение данных происходит посредством JDBC (Java Database Connectivity), что позволяет использовать практически любую промышленную базу данных </text:span><text:span text:style-name="T133">при использовании соответствующего драйвера</text:span><text:span text:style-name="T118">. </text:span></text:p>
      <text:p text:style-name="P58">Изначально происходит лишь чтение заголовков таблиц, а также некоторой сопутствующей метаинформации (типов данных, индексов, объем таблиц). Сами данные таблиц на этом этапе не считываются. Из заголовков и метаинформации строится отображение данных в оперативную память (п 2.2.3). </text:p>
      <text:p text:style-name="P58"><text:soft-page-break/>Данные из базы запрашиваются <text:span text:style-name="T9">лениво</text:span> и по мере необходимости. Чтение таблиц происходит небольшими группами по 100 строк (параметр конфигурируемый). Такой подход в загрузке данных позволяет держать в оперативной памяти только необходимые для обработчика данные, это положительно скажется на общей производительности <text:span text:style-name="T9">учебной систем</text:span><text:span text:style-name="T32">ы</text:span><text:span text:style-name="T78">, а чтение данных группами предотвратит излишнее клиент-серверное взаимодействие между </text:span><text:span text:style-name="T32">учебной системой</text:span><text:span text:style-name="T78"> и сервером баз данных.</text:span></text:p>
      <text:h text:style-name="Heading_20_3" text:outline-level="3"><text:bookmark-start text:name="__RefHeading___Toc984_2256393911"/>2.2.<text:span text:style-name="T116">3</text:span> Структуры отображения данных<text:bookmark-end text:name="__RefHeading___Toc984_2256393911"/></text:h>
      <text:h text:style-name="Heading_20_4" text:outline-level="4"><text:bookmark-start text:name="__RefHeading___Toc1331_1340521475"/>2.2.3.1 Таблицы<text:bookmark-end text:name="__RefHeading___Toc1331_1340521475"/></text:h>
      <text:p text:style-name="P60">Основная структура отображения данных в оперативную память — таблица данных. Таблица данных бывает «простой»: в качестве основной структуры данных используется список, и «<text:span text:style-name="T9">ленивой</text:span>»: в качестве основной структуры данных используется «поток данных» (Java Stream Api). При чтении и в процессе обработки данных используется «<text:span text:style-name="T9">ленивая</text:span><text:span text:style-name="T48">»</text:span> реализация таблицы, при формировании результата (ответа <text:span text:style-name="T9">клиенту системы</text:span>) «<text:span text:style-name="T9">ленивая</text:span>» таблица модифицируется в «простую».</text:p>
      <text:p text:style-name="P60">Помимо данных таблицы содержат в себе информацию о наименовании колонок, <text:span text:style-name="T120">названии таблицы, а также о индексах.</text:span></text:p>
      <text:h text:style-name="Heading_20_4" text:outline-level="4"><text:bookmark-start text:name="__RefHeading___Toc1333_1340521475"/>2.2.3.2 Индексы<text:bookmark-end text:name="__RefHeading___Toc1333_1340521475"/></text:h>
      <text:p text:style-name="P23">Индекс<text:span text:style-name="T48"> — это некоторая структура, являющаяся отражением индексирования данных в базе данных, либо заданная пользователем посредством применения соответствующей </text:span>операции над данными<text:span text:style-name="T48">, создаваемая с целью повышения производительности поиска, фильтрации, выборки данных.</text:span></text:p>
      <text:p text:style-name="P61"><text:span text:style-name="T48">В </text:span><text:span text:style-name="T9">учебной системе</text:span><text:span text:style-name="T48"> есть несколько разновидностей индексов, каждая их которых организует ссылки на строки данных из таблиц по-своему: с использованием </text:span><text:span text:style-name="T9">хе</text:span><text:span text:style-name="T34">ш</text:span><text:span text:style-name="T9">-таблицы</text:span><text:span text:style-name="T48">, с использованием </text:span><text:span text:style-name="T12">дерева поиска</text:span><text:span text:style-name="T50">, с помощью </text:span><text:span text:style-name="T19">битовой карты</text:span><text:span text:style-name="T58">.</text:span></text:p>
      <text:h text:style-name="Heading_20_3" text:outline-level="3"><text:bookmark-start text:name="__RefHeading___Toc986_2256393911"/>2.2.<text:span text:style-name="T116">4</text:span> Библ<text:span text:style-name="T123">и</text:span>отеки<text:bookmark-end text:name="__RefHeading___Toc986_2256393911"/></text:h>
      <text:p text:style-name="P63">При реализации <text:span text:style-name="T9">учебной системы</text:span> использовались следующие библиотеки для языка программирования Java: </text:p>
      <text:list xml:id="list3994989245" text:style-name="L1">
        <text:list-item>
          <text:p text:style-name="P86">JDBC <text:span text:style-name="T122">(postgresql-driver); lля подключения к серверу базы данных PostgreSql.</text:span></text:p>
        </text:list-item>
        <text:list-item>
          <text:p text:style-name="P87"><text:soft-page-break/>Apache commons (lang3, collections4); для использования готовых утилит по работе с коллекциями и др.</text:p>
        </text:list-item>
        <text:list-item>
          <text:p text:style-name="P87">Jackson (core, annotations, databind); для конфигурации схемы Data Transfer Object — объекта передачи данных.</text:p>
        </text:list-item>
        <text:list-item>
          <text:p text:style-name="P87">Junit (harmcrest-core, junit4); для фиксирования поведения <text:span text:style-name="T9">учебной системы</text:span> были написаны интеграционные тесты.</text:p>
        </text:list-item>
        <text:list-item>
          <text:p text:style-name="P87">Jsonscheme-generator-4, Slf4j; для генерации схемы JSON.</text:p>
        </text:list-item>
      </text:list>
      <text:h text:style-name="Heading_20_3" text:outline-level="3"><text:bookmark-start text:name="__RefHeading___Toc988_2256393911"/>2.2.<text:span text:style-name="T116">5</text:span> <text:span text:style-name="T121">Интерфейс взаимодействия с клиентом системы</text:span><text:bookmark-end text:name="__RefHeading___Toc988_2256393911"/></text:h>
      <text:p text:style-name="P62"><text:span text:style-name="T121">Взаимодействие между </text:span><text:span text:style-name="T34">клиентом системы</text:span><text:span text:style-name="T80"> и </text:span><text:span text:style-name="T34">учебной системы</text:span><text:span text:style-name="T80"> определяется схемой </text:span><text:span text:style-name="T81">JSON</text:span><text:span text:style-name="T80"> (JavaSctipt Object Notation) - объекта. Иными словами, определена схема объекта, и при вызове </text:span><text:span text:style-name="T34">учебного инструмента</text:span><text:span text:style-name="T80"> посредством программного канала происходит </text:span><text:span text:style-name="T81">процесс </text:span><text:span text:style-name="T35">десериализации</text:span><text:span text:style-name="T81"> объекта, после чего происходит процесс проверки полученного объекта на корректность с помощью определенной схемы JSON. Если объект корректен, он передается в обработчик </text:span><text:span text:style-name="T35">запроса,</text:span><text:span text:style-name="T81"> если нет — происходит исключительная ситуация. </text:span></text:p>
      <text:p text:style-name="P43">Определение схемы ожидаемого объекта, а также проверка десериализованного объекта на корректность производится с помощью библиотеки «Jackson-databind», путем задания соответствующей конфигурации.</text:p>
      <text:h text:style-name="P82" text:outline-level="2"><text:bookmark-start text:name="__RefHeading___Toc990_2256393911"/>2.3 Операции над данными<text:bookmark-end text:name="__RefHeading___Toc990_2256393911"/></text:h>
      <text:h text:style-name="Heading_20_3" text:outline-level="3"><text:bookmark-start text:name="__RefHeading___Toc992_2256393911"/>2.3.1 Операции<text:bookmark-end text:name="__RefHeading___Toc992_2256393911"/></text:h>
      <text:h text:style-name="P82" text:outline-level="2"><text:bookmark-start text:name="__RefHeading___Toc957_2256393911"/>2.<text:span text:style-name="T116">4</text:span> Значения<text:bookmark-end text:name="__RefHeading___Toc957_2256393911"/></text:h>
      <text:p text:style-name="P64"><text:span text:style-name="T125">Учебный и</text:span>нструмент поддерживает небольшое подмножество типов данных <text:span text:style-name="T125">стандарта SQL</text:span>. Это связано иррелевантностью поддержки сложных типов данных <text:span text:style-name="T125">(</text:span><text:span text:style-name="T130">например </text:span><text:span text:style-name="T125">таких как blob или ts-vector) </text:span>в рамках обучающей системы.</text:p>
      <text:p text:style-name="P65"><text:span text:style-name="T9">Значения</text:span> задаются пользователем и являются частью выражений, а также из <text:span text:style-name="T9">значений</text:span> состоят <text:span text:style-name="T9">строки данных</text:span><text:span text:style-name="T48">, формирующие </text:span><text:span text:style-name="T85">наполнение</text:span><text:span text:style-name="T48"> </text:span><text:span text:style-name="T9">таблиц</text:span><text:span text:style-name="T48">. </text:span><text:span text:style-name="T9">Значение</text:span><text:span text:style-name="T48"> — интерфейс, реализуемый конкретными типами. Благодаря </text:span><text:span text:style-name="T85">выделению</text:span><text:span text:style-name="T48"> данного интерфейса (а именно конкретизации </text:span><text:span text:style-name="T85">определенного</text:span><text:span text:style-name="T48"> подмножества </text:span><text:span text:style-name="T85">интерфейса «</text:span><text:span text:style-name="T39">выражение</text:span><text:span text:style-name="T85">»</text:span><text:span text:style-name="T48">) удалось упростить логику обработки и организации данных: в </text:span><text:span text:style-name="T9">таблицах</text:span><text:span text:style-name="T48"> присутствуют исключительно данные, а не <text:s/>логические, арифметические и другие операции над ними.</text:span></text:p>
      <text:h text:style-name="Heading_20_3" text:outline-level="3"><text:bookmark-start text:name="__RefHeading___Toc994_2256393911"/>2.<text:span text:style-name="T116">4</text:span>.1 Типы данных<text:bookmark-end text:name="__RefHeading___Toc994_2256393911"/></text:h>
      <text:p text:style-name="P65">Типы данных представлены в <text:span text:style-name="T9">учебной системе</text:span> в виде оберток над примитивными или составными типами данных языка Java. <text:span text:style-name="T126">Обертки необходимы так как они позволяют модифицировать поведение типов (что довольно удобно, </text:span><text:span text:style-name="T127">это </text:span><text:span text:style-name="T126">позволяет декомпозировать логику взаимодействия и <text:s/></text:span><text:span text:style-name="T130">следовать</text:span><text:span text:style-name="T126"> принципам </text:span><text:span text:style-name="T36">объектно ориентированного подхода программирования</text:span><text:span text:style-name="T126">). </text:span><text:span text:style-name="T127">Кроме того, именно наличие оберток позволило унаследовать поведение интерфейса «</text:span><text:span text:style-name="T37">значение</text:span><text:span text:style-name="T82">» (так как нет возможности модифицировать встроенные в язык типы данных).</text:span></text:p>
      <text:p text:style-name="P66"><text:span text:style-name="T48">Поддерживаемые </text:span><text:span text:style-name="T9">учебной системой</text:span><text:span text:style-name="T48"> типы данных:</text:span></text:p>
      <text:list xml:id="list2767738212" text:style-name="L2">
        <text:list-item>
          <text:p text:style-name="P88">NullValue</text:p>
        </text:list-item>
        <text:list-item>
          <text:p text:style-name="P88">BooleanValue</text:p>
        </text:list-item>
        <text:list-item>
          <text:p text:style-name="P88">StringValue</text:p>
        </text:list-item>
        <text:list-item>
          <text:p text:style-name="P88">IntegerNumber</text:p>
        </text:list-item>
        <text:list-item>
          <text:p text:style-name="P88">LongNumber</text:p>
        </text:list-item>
        <text:list-item>
          <text:p text:style-name="P88">FloatNumber</text:p>
        </text:list-item>
        <text:list-item>
          <text:p text:style-name="P88">DoubleNumber</text:p>
        </text:list-item>
        <text:list-item>
          <text:p text:style-name="P88">BigDecimalNumber</text:p>
        </text:list-item>
        <text:list-item>
          <text:p text:style-name="P88">TimestampValue</text:p>
        </text:list-item>
      </text:list>
      <text:h text:style-name="Heading_20_3" text:outline-level="3"><text:bookmark-start text:name="__RefHeading___Toc996_2256393911"/><text:soft-page-break/>2.<text:span text:style-name="T116">4</text:span>.2 Полиморфизм типов<text:bookmark-end text:name="__RefHeading___Toc996_2256393911"/></text:h>
      <text:p text:style-name="P67">Над каждым типов данных задано конкретное множество операций <text:span text:style-name="T128">(есть ряд </text:span><text:span text:style-name="T38">операторов</text:span><text:span text:style-name="T83">, применимых только к определенным типам данных</text:span><text:span text:style-name="T84">:</text:span><text:span text:style-name="T83"> </text:span><text:span text:style-name="T84">н</text:span><text:span text:style-name="T83">апример </text:span><text:span text:style-name="T38">оператор</text:span><text:span text:style-name="T83"> «like» может быть применен только к строковым </text:span><text:span text:style-name="T38">значениям</text:span><text:span text:style-name="T128">)</text:span>. Тип операции задается соответствующим <text:span text:style-name="T9">оператором</text:span><text:span text:style-name="T48">. </text:span><text:span text:style-name="T9">Операторы</text:span><text:span text:style-name="T48"> делятся на две группы по типу: логические и арифметические, и на три группы по арности: унарные, бинарные и тернарные.</text:span></text:p>
      <text:p text:style-name="P68">Для корректной <text:span text:style-name="T129">и лаконичной </text:span>реализации взаимодействия типов, а именно применения различных операций сравнения (порядка 6 единиц в стандарте SQL), арифметических и других операций, применяется <text:span text:style-name="T129">механизм </text:span>полиморфизм<text:span text:style-name="T129">а языка Java. Все типы учебной системы реализуют интерфейс «Comparable», а также переопределяют метод «Equals», это позволяет передать большую часть работы по обработке операций над типами под ответственность языка.</text:span></text:p>
      <text:h text:style-name="P82" text:outline-level="2"><text:bookmark-start text:name="__RefHeading___Toc683_196251381"/><text:span text:style-name="T8">2.</text:span><text:span text:style-name="T116">5</text:span><text:span text:style-name="T8"> </text:span>Выражение<text:bookmark-end text:name="__RefHeading___Toc683_196251381"/></text:h>
      <text:p text:style-name="P35"><text:span text:style-name="T12">Выражение</text:span> — <text:span text:style-name="T97">одна из ключевых частей формирования запроса. Оно используется при задании некоторых </text:span><text:span text:style-name="T21">операций над </text:span><text:span text:style-name="T26">данными</text:span><text:span text:style-name="T97">, а именно, как часть </text:span><text:span text:style-name="T64">операции </text:span><text:span text:style-name="T97">фильтрации (Where) и как часть </text:span><text:span text:style-name="T64">операции</text:span><text:span text:style-name="T97"> соединения данных (Join). </text:span></text:p>
      <text:p text:style-name="P35"><text:span text:style-name="T13">Выражение</text:span><text:span text:style-name="T51"> позволяет описывать как именно необходимо манипулировать </text:span><text:span text:style-name="T13">строками данных</text:span><text:span text:style-name="T51">: корректно заданное </text:span><text:span text:style-name="T13">выражение</text:span><text:span text:style-name="T51"> позволяет ответить на вопрос: «</text:span><text:span text:style-name="T52">Подходит ли текущая строка по заданному условию?</text:span><text:span text:style-name="T51">». </text:span><text:span text:style-name="T52">Иными словами, корректное выражение </text:span><text:span text:style-name="T54">в результате</text:span><text:span text:style-name="T52"> </text:span><text:span text:style-name="T54">процесса </text:span><text:span text:style-name="T14">внедрения данных</text:span><text:span text:style-name="T54"> и процесса </text:span><text:span text:style-name="T14">просчета данных</text:span><text:span text:style-name="T54"> выдает </text:span><text:span text:style-name="T14">значение</text:span><text:span text:style-name="T54"> типа BooleanValue.</text:span></text:p>
      <text:p text:style-name="P36"><text:span text:style-name="T14">В</text:span><text:span text:style-name="T12">ыражение</text:span><text:span text:style-name="T50"> задается пользователем и хранится в виде древовидной структуры, это позволяет избавиться от необходимости добавления скобок в инструмент (порядок операций задается структурой дерева), а также упрощает обход и другие манипуляции над </text:span><text:span text:style-name="T12">выражением</text:span><text:span text:style-name="T50">. Узлы дерева строго типизированы и представляют из себя либо операции над </text:span><text:span text:style-name="T12">выражениями</text:span><text:span text:style-name="T50">, либо непосредственно </text:span><text:span text:style-name="T12">значения</text:span><text:span text:style-name="T50"> (списки значений), либо </text:span><text:span text:style-name="T12">подзапросы</text:span><text:span text:style-name="T50">. </text:span></text:p>
      <text:p text:style-name="P37"><text:span text:style-name="T50">Выражение с точки зрения реализации — интерфейс, у которого есть несколько реализаций: </text:span><text:span text:style-name="T15">значение</text:span><text:span text:style-name="T56">, унарная операция, бинарная операция, тернарная операция, список значений, подтаблица (обертка, хранящая в себе </text:span><text:span text:style-name="T18">подзапрос</text:span><text:span text:style-name="T56">, необходимая для корректной манипуляции с выражением). Такая иерархия структур данных позволяет задавать в строго типизированным виде </text:span><text:span text:style-name="T15">выражения</text:span><text:span text:style-name="T56"> любой сложности и </text:span><text:span text:style-name="T57">напоминает</text:span><text:span text:style-name="T56"> </text:span><text:span text:style-name="T57">способ </text:span><text:span text:style-name="T59">представления </text:span><text:span text:style-name="T57">выражений в промышленных реализациях стандарта SQL.</text:span></text:p>
      <text:h text:style-name="Heading_20_3" text:outline-level="3"><text:bookmark-start text:name="__RefHeading___Toc273_3727507447"/>2.<text:span text:style-name="T116">5</text:span>.1 Обработка выражений<text:bookmark-end text:name="__RefHeading___Toc273_3727507447"/></text:h>
      <text:p text:style-name="P38">Обработка <text:span text:style-name="T9">выражений</text:span><text:span text:style-name="T48"> происходит в процессе обработки соответствующей </text:span><text:span text:style-name="T20">операции </text:span><text:span text:style-name="T24">над данными</text:span><text:span text:style-name="T65"> (к которым применимо </text:span><text:span text:style-name="T20">выражение</text:span><text:span text:style-name="T65">) и заключается в прохождении </text:span><text:span text:style-name="T66">четырех</text:span><text:span text:style-name="T65"> этапов: </text:span><text:span text:style-name="T66">проверки </text:span><text:span text:style-name="T22">выражения</text:span><text:span text:style-name="T66"> на корректность, проверки </text:span><text:span text:style-name="T22">выражения</text:span><text:span text:style-name="T66"> на зависимость от контекста, внедрении данных, просчет </text:span><text:span text:style-name="T22">выражения</text:span><text:span text:style-name="T66">. </text:span></text:p>
      <text:p text:style-name="P38"><text:span text:style-name="T66">Благодаря тому, что каждая часть </text:span><text:span text:style-name="T22">выражения</text:span><text:span text:style-name="T66"> (узел дерева) также является </text:span><text:span text:style-name="T22">выражением</text:span><text:span text:style-name="T66"> (это исходит из описанной выше структуры дерева), для обработки этой структуры данных применяется шаблон проектирования «Посетитель». </text:span><text:span text:style-name="T67">Данный шаблон позволяет удобно складывать операции на стек вызовов, а также откладывать выполнение некоторых операций </text:span><text:soft-page-break/><text:span text:style-name="T67">непосредственно до необходимости их просчета, что следует принципам ленивой обработки </text:span><text:span text:style-name="T23">выражений</text:span><text:span text:style-name="T67">. </text:span><text:span text:style-name="T23">Выражения</text:span><text:span text:style-name="T67"> обрабатываются </text:span><text:span text:style-name="T23">лениво</text:span><text:span text:style-name="T67">.</text:span></text:p>
      <text:h text:style-name="Heading_20_4" text:outline-level="4"><text:bookmark-start text:name="__RefHeading___Toc273_37275074471"/><text:span text:style-name="T67">2.</text:span><text:span text:style-name="T74">5</text:span><text:span text:style-name="T67">.1</text:span><text:span text:style-name="T68">.1</text:span><text:span text:style-name="T67"> </text:span><text:span text:style-name="T68">Проверка на корректность</text:span><text:bookmark-end text:name="__RefHeading___Toc273_37275074471"/></text:h>
      <text:p text:style-name="P45"><text:span text:style-name="T48">На первом этапе обработки </text:span><text:span text:style-name="T9">выражения</text:span><text:span text:style-name="T48"> происходит проверка на корректность. Она заключается в определении типа данных, который будет получен после </text:span><text:span text:style-name="T9">просчета выражения</text:span><text:span text:style-name="T48"> </text:span><text:span text:style-name="T69">(в случае операции соединения данных «join» накладываются дополнительные условия корректности, зависящие от выбранной пользователем стратегии соединения </text:span><text:span text:style-name="T88">данных</text:span><text:span text:style-name="T69">) </text:span><text:span text:style-name="T48">и в выявлении несоответствия типов </text:span><text:span text:style-name="T9">значений</text:span><text:span text:style-name="T48">, <text:s/></text:span><text:span text:style-name="T9">операторов</text:span><text:span text:style-name="T48"> </text:span><text:span text:style-name="T69">и</text:span><text:span text:style-name="T48"> </text:span><text:span text:style-name="T25">операций</text:span><text:span text:style-name="T69">. В ходе проверки при обнаружении какого—либо несоответствия происходит соответствующее событие исключительной ситуации.</text:span></text:p>
      <text:h text:style-name="P85" text:outline-level="4"><text:bookmark-start text:name="__RefHeading___Toc273_372750744711"/><text:span text:style-name="T67">2.</text:span><text:span text:style-name="T74">5</text:span><text:span text:style-name="T67">.1</text:span><text:span text:style-name="T68">.2</text:span><text:span text:style-name="T67"> </text:span><text:span text:style-name="T68">Проверка на зависимость от контекста</text:span><text:bookmark-end text:name="__RefHeading___Toc273_372750744711"/></text:h>
      <text:p text:style-name="P47"><text:span text:style-name="T24">В</text:span><text:span text:style-name="T9">ыражения</text:span><text:span text:style-name="T48"> разделяются на несколько видов в зависимости от их отношения к текущему контексту исполнения: </text:span><text:span text:style-name="T27">контекстно-свободные</text:span><text:span text:style-name="T70">, </text:span><text:span text:style-name="T27">контекстно-зависимые</text:span><text:span text:style-name="T70">, </text:span><text:span text:style-name="T27">свободные для контекста</text:span><text:span text:style-name="T70">. На данном этапе обработки выявляется, является ли </text:span><text:span text:style-name="T27">выражение</text:span><text:span text:style-name="T70"> </text:span><text:span text:style-name="T27">свободным для контекста</text:span><text:span text:style-name="T70">. Это позволяет сократить общее количество манипуляций и следовать принципам </text:span><text:span text:style-name="T27">ленивости</text:span><text:span text:style-name="T70">: в случае, если </text:span><text:span text:style-name="T27">выражение</text:span><text:span text:style-name="T70"> не зависит от текущего контекста (иными словами, является свободным для текущего контекста), его можно просчитать единожды, а не выполнять операцию </text:span><text:span text:style-name="T27">внедрения данных</text:span><text:span text:style-name="T70"> для каждой текущей </text:span><text:span text:style-name="T27">стоки данных</text:span><text:span text:style-name="T70">. </text:span></text:p>
      <text:h text:style-name="P85" text:outline-level="4"><text:bookmark-start text:name="__RefHeading___Toc273_3727507447111"/><text:span text:style-name="T67">2.</text:span><text:span text:style-name="T74">5</text:span><text:span text:style-name="T67">.1</text:span><text:span text:style-name="T68">.3</text:span><text:span text:style-name="T67"> </text:span><text:span text:style-name="T68">Внедрение данных</text:span><text:bookmark-end text:name="__RefHeading___Toc273_3727507447111"/></text:h>
      <text:p text:style-name="P48"><text:span text:style-name="T24">В</text:span><text:span text:style-name="T9">недрение данных</text:span><text:span text:style-name="T48"> — это операция по подстановке </text:span><text:span text:style-name="T9">значений</text:span><text:span text:style-name="T48"> в специально-отведенные места в выражениях (</text:span><text:span text:style-name="T72">указывающие</text:span><text:span text:style-name="T48"> на конкретн</text:span><text:span text:style-name="T72">ые</text:span><text:span text:style-name="T48"> колонк</text:span><text:span text:style-name="T72">и</text:span><text:span text:style-name="T48"> данных). Операция внедрения данных необходима только для <text:s/></text:span><text:span text:style-name="T27">контекстно-зависимы</text:span><text:span text:style-name="T9">х</text:span><text:span text:style-name="T48"> </text:span><text:span text:style-name="T9">выражений</text:span><text:span text:style-name="T48">.</text:span></text:p>
      <text:h text:style-name="P85" text:outline-level="4"><text:bookmark-start text:name="__RefHeading___Toc273_37275074471111"/><text:span text:style-name="T67">2.</text:span><text:span text:style-name="T74">5</text:span><text:span text:style-name="T67">.1</text:span><text:span text:style-name="T68">.4</text:span><text:span text:style-name="T67"> </text:span><text:span text:style-name="T68">Вычисление выражени</text:span><text:span text:style-name="T73">й</text:span><text:bookmark-end text:name="__RefHeading___Toc273_37275074471111"/></text:h>
      <text:p text:style-name="P51"><text:span text:style-name="T29">П</text:span><text:span text:style-name="T9">росчет выражения</text:span><text:span text:style-name="T48"> может производится только при отсутствии в нем <text:s/>специально отведенных мест, указывающих на конкретные колонки данных, это достигается само по себе для </text:span><text:span text:style-name="T9">контекстно-свободных выражений</text:span><text:span text:style-name="T48"> (исходя из определения) и после стадии </text:span><text:span text:style-name="T9">внедрения данных</text:span><text:span text:style-name="T48"> для </text:span><text:span text:style-name="T9">контекстно-зависимых выражений</text:span><text:span text:style-name="T48">. </text:span></text:p>
      <text:p text:style-name="P41"/>
      <text:p text:style-name="P49"><text:soft-page-break/><text:span text:style-name="T68">В</text:span><text:span text:style-name="T48">се этапы обработки </text:span><text:span text:style-name="T9">выражений</text:span><text:span text:style-name="T48"> происходят посредством применения соответствующих реализаций «посетителей». Обработка происходит </text:span><text:span text:style-name="T9">рекурсивно</text:span><text:span text:style-name="T48">, </text:span><text:span text:style-name="T9">лениво</text:span><text:span text:style-name="T48"> и не </text:span><text:span text:style-name="T9">мутирует</text:span><text:span text:style-name="T48"> исходное пользовательское </text:span><text:span text:style-name="T9">выражение</text:span><text:span text:style-name="T48">.</text:span></text:p>
      <text:h text:style-name="Heading_20_3" text:outline-level="3"><text:bookmark-start text:name="__RefHeading___Toc273_372750744711111"/>2.<text:span text:style-name="T116">5</text:span>.2 Обработка под<text:span text:style-name="T115">з</text:span>апросов<text:bookmark-end text:name="__RefHeading___Toc273_372750744711111"/></text:h>
      <text:p text:style-name="P42">После обработки запросов</text:p>
      <text:h text:style-name="P82" text:outline-level="2"><text:bookmark-start text:name="__RefHeading___Toc998_2256393911"/>2.6 Индексирование данных<text:bookmark-end text:name="__RefHeading___Toc998_2256393911"/></text:h>
      <text:h text:style-name="P82" text:outline-level="2"><text:bookmark-start text:name="__RefHeading___Toc1000_2256393911"/>2.7 Ленивость<text:bookmark-end text:name="__RefHeading___Toc1000_2256393911"/></text:h>
      <text:p text:style-name="P89"><text:span text:style-name="T9">Ленивость</text:span> — одно из ключевых требований, которым должна следовать <text:span text:style-name="T9">учебная система</text:span><text:span text:style-name="T48">. </text:span><text:span text:style-name="T9">Учебный инструмент</text:span><text:span text:style-name="T48"> должен напоминать работу промышленного движка базы данных, а отличительной чертой обработки реляционных данных промышленными реализациями стандарта SQL, является ленивый подход в обработке данных.</text:span></text:p>
      <text:p text:style-name="P90"><text:span text:style-name="T9">Ленивость</text:span> реализована на основе Java Stream. <text:span text:style-name="T9">Java Stream Api</text:span> — <text:s text:c="2"/>набор <text:s/>интерфейсов и реализаций этих интерфейсов, позволяющий обрабатывать данные в функциональном стиле: <text:span text:style-name="T9">лениво</text:span> и без <text:span text:style-name="T9">мутаций</text:span>. Поток данных — ключевая сущность, которая и обеспечивает ленивость в обработке данных. В качестве основной сущности при реализации <text:span text:style-name="T9">операций над данными</text:span><text:span text:style-name="T48"> была создана </text:span><text:span text:style-name="T9">ленивая таблица</text:span><text:span text:style-name="T48"> — обертка над потоком данных.</text:span></text:p>
      <text:p text:style-name="P92">В стандарте sql существуют как ленивые (Select, where, join), так и операции убивающие ленивость операции (group by, order by).</text:p>
      <text:p text:style-name="P89">Ленивость в учебном инструменте реализована не только в подргузке данных и <text:span text:style-name="T48">обработке </text:span><text:span text:style-name="T9">операций над данными</text:span><text:span text:style-name="T48">, но и в процессе </text:span><text:span text:style-name="T45">просчета выражений</text:span><text:span text:style-name="T92">. Части выражений просчитываются по мере необходимости (в том числе и </text:span><text:span text:style-name="T45">подзапросы</text:span><text:span text:style-name="T92"> в рамках выражений). </text:span></text:p>
      <text:p text:style-name="P90"><text:span text:style-name="T92">В </text:span></text:p>
      <text:h text:style-name="P82" text:outline-level="2"><text:bookmark-start text:name="__RefHeading___Toc1002_2256393911"/>2.8 <text:span text:style-name="T124">К</text:span>еширование запросов<text:bookmark-end text:name="__RefHeading___Toc1002_2256393911"/></text:h>
      <text:h text:style-name="P82" text:outline-level="2"><text:bookmark-start text:name="__RefHeading___Toc1335_1340521475"/>2.9 Оценка сложности<text:bookmark-end text:name="__RefHeading___Toc1335_1340521475"/></text:h>
      <text:h text:style-name="P82" text:outline-level="2"><text:bookmark-start text:name="__RefHeading___Toc1701_770649681"/><text:span text:style-name="T134">2.10</text:span> Обработка ошибок пользователя<text:bookmark-end text:name="__RefHeading___Toc1701_770649681"/></text:h>
      <text:p text:style-name="P77">Наличие ошибок пользователя связано с тем, что большая часть операций в <text:span text:style-name="T9">учебной системе</text:span> проходит проверку на корректность только во время исполнения <text:span text:style-name="T9">запроса</text:span><text:span text:style-name="T48">, </text:span><text:span text:style-name="T91">а некоторые некорректные состояния могут быть выявлены исключительно в рамках конкретного контекста исполнения</text:span>. Пользовательские ошибки могут быть структурными (<text:span text:style-name="T136">неправильно задан </text:span><text:span text:style-name="T42">запрос</text:span>) или семантическими (например, каждый запрос/подзапрос должен начинаться с операции «From»).</text:p>
      <text:p text:style-name="P76">Ошибки обрабатываются стандартным механизмом ловли и пробрасывания <text:span text:style-name="T138">исключительных ситуаций</text:span> <text:span text:style-name="T138">языка Java. После выявления ошибки, в унифицированном виде формируется ответ для </text:span><text:span text:style-name="T44">клиента системы,</text:span><text:span text:style-name="T91"> с как можно более понятным описанием проблемы и (если это возможно) с предложением по решению сложившейся ситуации.</text:span></text:p>
      <text:h text:style-name="Heading_20_3" text:outline-level="3"><text:bookmark-start text:name="__RefHeading___Toc1775_770649681"/>2.10.1 Структурные ошибки<text:bookmark-end text:name="__RefHeading___Toc1775_770649681"/></text:h>
      <text:p text:style-name="P77">Структурные ошибки <text:span text:style-name="T136">(</text:span><text:span text:style-name="T89">неправильная структура json-объекта</text:span><text:span text:style-name="T136">) </text:span>в основном связаны с нарушением пользователем установленной модели представления данных: путем создания <text:span text:style-name="T9">клиентом системы</text:span><text:span text:style-name="T48"> неправильного объекта передачи данных. Такие ошибки </text:span><text:span text:style-name="T91">обнаружаются</text:span><text:span text:style-name="T89"> в момент десериализации объекта передачи данных </text:span><text:span text:style-name="T91">и построения внутренних моделей </text:span><text:span text:style-name="T44">учебной системы</text:span><text:span text:style-name="T91">, </text:span><text:span text:style-name="T89">еще до момента его обработки </text:span><text:span text:style-name="T44">запроса</text:span><text:span text:style-name="T89">.</text:span></text:p>
      <text:p text:style-name="P78"><text:span text:style-name="T48">При выбранном архитектурном решение (разнесении клиентской части и «ядра» системы, и их взаимодействии с помощью json объекта), невозможно избежать такого рода ошибок.</text:span></text:p>
      <text:h text:style-name="Heading_20_3" text:outline-level="3"><text:bookmark-start text:name="__RefHeading___Toc1777_770649681"/>2.10.2 <text:span text:style-name="T135">Семантические ошибки</text:span><text:bookmark-end text:name="__RefHeading___Toc1777_770649681"/></text:h>
      <text:p text:style-name="P79">Семантические ошибки — это ошибки связанные с конкретной предметной областью (sql запросами) <text:span text:style-name="T137">и выявляемые на этапе работы программы, зачастую зависящие от контекста </text:span><text:span text:style-name="T138">исполнения</text:span>.</text:p>
      <text:p text:style-name="P79"><text:span text:style-name="T137">Примеры подобных ошибок: операция соединения данных (join) таблиц с одинаковыми названиями — в таком случае появятся в контексте запроса колонки с одинаковыми именами, но принадлежащие разными таблицам (с точки зрения </text:span><text:span text:style-name="T43">учебной системы</text:span><text:span text:style-name="T90"> эти колонки неразличимы и такое состояние системы является некорректным. Для предотвращения подобной ситуации пользователю предлагается использовать операцию переименования</text:span><text:span text:style-name="T137">).</text:span></text:p>
      <text:p text:style-name="P78"><text:soft-page-break/>Частично избежать такого рода ошибок (переквалифицировав их из области семантических в область структурных) можно посредством внедрения сложной, перегруженной иерархии типов данных, операций и операторов. <text:span text:style-name="T137">Такой подход не очень рациональный, поскольку, во-первых, таким способом удастся избежать только часть ошибок (не зависящих от контекста исполнения), а, во-вторых, приведет к ужасной, сложно поддерживаемой иерархии типов данных.</text:span></text:p>
      <text:h text:style-name="P81" text:outline-level="1"><text:bookmark-start text:name="__RefHeading___Toc1151_1458253492"/>ЗАКЛЮЧЕНИЕ<text:bookmark-end text:name="__RefHeading___Toc1151_1458253492"/></text:h>
      <text:p text:style-name="P11"/>
      <text:h text:style-name="P81" text:outline-level="1"><text:bookmark-start text:name="__RefHeading___Toc1153_1458253492"/>ИСТОЧНИКИ<text:bookmark-end text:name="__RefHeading___Toc1153_1458253492"/></text:h>
      <text:p text:style-name="P50">Документация Postgres</text:p>
      <text:p text:style-name="P50">Стандарт Sql</text:p>
      <text:p text:style-name="P50">Документация Java</text:p>
      <text:p text:style-name="P52">Документаци Java Stream api</text:p>
      <text:p text:style-name="P52">Документация Jackson</text:p>
      <text:p text:style-name="P52">Документация Apache Commons</text:p>
      <text:h text:style-name="P81" text:outline-level="1"><text:bookmark-start text:name="__RefHeading___Toc1155_1458253492"/>ГЛОССАРИЙ<text:bookmark-end text:name="__RefHeading___Toc1155_1458253492"/></text:h>
      <text:p text:style-name="Text_20_body"><text:span text:style-name="T60">Выражение</text:span> — древовидная структура, позволяющая задавать <text:span text:style-name="T9">значения</text:span>, <text:span text:style-name="T46">списки значений, </text:span><text:span text:style-name="T11">подзапросы</text:span><text:span text:style-name="T46">,</text:span> ар<text:span text:style-name="T93">и</text:span>фметические операции над <text:span text:style-name="T46">ними</text:span>, <text:span text:style-name="T46">а также </text:span>ссылаться на колонку(и) из <text:span text:style-name="T9">контекста выражения</text:span><text:span text:style-name="T48"> </text:span><text:span text:style-name="T49">или текущей обрабатываемой </text:span><text:span text:style-name="T10">строки данных</text:span><text:span text:style-name="T62">.</text:span></text:p>
      <text:p text:style-name="P20"><text:span text:style-name="T48">Контекстно-свободное выражение</text:span><text:span text:style-name="T50"> — </text:span><text:span text:style-name="T94">выражение</text:span><text:span text:style-name="T50">, в котором отсутствуют ссылки </text:span><text:span text:style-name="T53">как</text:span><text:span text:style-name="T50"> </text:span><text:span text:style-name="T53">на </text:span><text:span text:style-name="T94">контекст выражения</text:span><text:span text:style-name="T50">, </text:span><text:span text:style-name="T53">так и на текущую </text:span><text:span text:style-name="T95">строку данных</text:span><text:span text:style-name="T50"> (результат просчета такого </text:span><text:span text:style-name="T94">выражения</text:span><text:span text:style-name="T50"> не зависит от контекста).</text:span></text:p>
      <text:p text:style-name="P20"><text:span text:style-name="T48">Контекстно-зависимое выражение</text:span><text:span text:style-name="T50"> — </text:span><text:span text:style-name="T94">выражение</text:span><text:span text:style-name="T50">, в котором содержатся ссылки </text:span><text:span text:style-name="T53">либо</text:span><text:span text:style-name="T50"> на </text:span><text:span text:style-name="T94">контекст выражения</text:span><text:span text:style-name="T50">, </text:span><text:span text:style-name="T53">либо на текущую <text:s/></text:span><text:span text:style-name="T95">строку данных</text:span><text:span text:style-name="T50"> <text:s/>(результат просчета такого </text:span><text:span text:style-name="T94">выражения</text:span><text:span text:style-name="T50"> зависит от контекста и может быть получен лишь после процесса </text:span><text:span text:style-name="T94">внедрения данных</text:span><text:span text:style-name="T50">).</text:span></text:p>
      <text:p text:style-name="P21"><text:span text:style-name="T63">Свободное для к</text:span><text:span text:style-name="T48">онтекст</text:span><text:span text:style-name="T63">а</text:span><text:span text:style-name="T48"> выражение</text:span><text:span text:style-name="T50"> — </text:span><text:span text:style-name="T94">выражение</text:span><text:span text:style-name="T50">, в котором </text:span><text:span text:style-name="T53">не </text:span><text:span text:style-name="T50">содержатся ссылки </text:span><text:span text:style-name="T53">на текущую <text:s/></text:span><text:span text:style-name="T95">строку данных</text:span><text:span text:style-name="T50"> <text:s/>(результат просчета такого </text:span><text:span text:style-name="T94">выражения</text:span><text:span text:style-name="T50"> </text:span><text:span text:style-name="T53">не</text:span><text:span text:style-name="T50"> зависит от </text:span><text:span text:style-name="T53">текущего </text:span><text:span text:style-name="T50">контекста, </text:span><text:span text:style-name="T53">но может зависеть от внешнего </text:span><text:span text:style-name="T55">или внутреннего</text:span><text:span text:style-name="T53"> контекста</text:span><text:span text:style-name="T50"> и может быть получен лишь после процесса внедрения данных).</text:span></text:p>
      <text:p text:style-name="P19"><text:span text:style-name="T48">Знач</text:span><text:span text:style-name="T64">е</text:span><text:span text:style-name="T48">ние</text:span><text:span text:style-name="T50"> — </text:span><text:span text:style-name="T51">экземпляр одного из поддерживаемых типов данных.</text:span></text:p>
      <text:p text:style-name="P16"><text:span text:style-name="T60">Контекст выражения</text:span> — <text:span text:style-name="T10">строка данных</text:span><text:span text:style-name="T47">, являющаяся контекстом для </text:span><text:span text:style-name="T93">выражения </text:span><text:span text:style-name="T114">(контекст ограничен рамками </text:span><text:span text:style-name="T28">запроса</text:span><text:span text:style-name="T71"> и/или </text:span><text:span text:style-name="T28">подзапроса</text:span><text:span text:style-name="T114">)</text:span><text:span text:style-name="T47">.</text:span> </text:p>
      <text:p text:style-name="P17"><text:span text:style-name="T60">Строка данных</text:span> — коллекция данных отображающая <text:span text:style-name="T93">з</text:span>апись в реляционной базе данных.</text:p>
      <text:p text:style-name="P18"><text:span text:style-name="T60">Подзапрос</text:span><text:span text:style-name="T48"> </text:span><text:span text:style-name="T79">(план подзапроса) </text:span>— последовательность операций над данными, задающаяся в рамках <text:span text:style-name="T9">выражения</text:span> и обладающая контекстом.</text:p>
      <text:p text:style-name="P18"><text:span text:style-name="T60">Запрос</text:span> <text:span text:style-name="T119">(план запроса)</text:span>— последовательность операций над <text:span text:style-name="T9">данными</text:span>.</text:p>
      <text:p text:style-name="P18"><text:span text:style-name="T60">Данные</text:span> — <text:span text:style-name="T98">поток</text:span> <text:span text:style-name="T9">строк данных</text:span>, <text:span text:style-name="T98">отображающий</text:span> множество данных из реляционной базы.</text:p>
      <text:p text:style-name="P24"><text:span text:style-name="T60">Внедрение данных</text:span> — процесс подстановки <text:span text:style-name="T9">значений</text:span> из текущей обрабатываемой <text:span text:style-name="T9">строки данных</text:span><text:span text:style-name="T48">, а также</text:span> из <text:span text:style-name="T9">контекста выражения</text:span> в <text:span text:style-name="T9">выражение</text:span>.</text:p>
      <text:p text:style-name="P22"><text:span text:style-name="T60">Просчет выражения</text:span><text:span text:style-name="T48"> — процесс обхода дерева </text:span>выражения<text:span text:style-name="T48">, в результате которого будет получено </text:span>значение<text:span text:style-name="T48">.</text:span></text:p>
      <text:p text:style-name="P39"><text:soft-page-break/>Операция <text:span text:style-name="T113">над данными</text:span><text:span text:style-name="T94"> — команда обработки </text:span><text:span text:style-name="T12">данных</text:span><text:span text:style-name="T94">, производимая над </text:span><text:span text:style-name="T12">таблицей данных</text:span><text:span text:style-name="T94"> (набор </text:span><text:span text:style-name="T12">операций </text:span><text:span text:style-name="T17">над данными</text:span><text:span text:style-name="T94"> конечен. </text:span><text:span text:style-name="T96">Каждая из </text:span><text:span text:style-name="T16">операций </text:span><text:span text:style-name="T17">над данными</text:span><text:span text:style-name="T96"> либо является аналогом операции выборки, фильтрации, агрегации данными из стандарта SQL, либо расширяет возможности по манипуляции данными</text:span><text:span text:style-name="T94">).</text:span></text:p>
      <text:p text:style-name="P39">Таблица данных<text:span text:style-name="T94"> — внутренняя структура, инкапсулирующая </text:span><text:span text:style-name="T12">данные</text:span><text:span text:style-name="T94">, коллекцию заголовков колонок, </text:span><text:span text:style-name="T12">индексы</text:span><text:span text:style-name="T94"> и метаинформацию.</text:span></text:p>
      <text:p text:style-name="P40">Индекс<text:span text:style-name="T94"> — структура данных, применимая к </text:span><text:span text:style-name="T12">таблице данных,</text:span><text:span text:style-name="T94"> влияющая на сложность исполнения последующих </text:span><text:span text:style-name="T12">операций</text:span><text:span text:style-name="T94"> над </text:span><text:span text:style-name="T12">данными</text:span><text:span text:style-name="T94">.</text:span></text:p>
      <text:p text:style-name="P44"><text:span text:style-name="T61">Ленивые вычислени</text:span><text:span text:style-name="T106">я</text:span><text:span text:style-name="T101"> (ленивость) — стратегия вычислений, согласно которой вычисления откладываются до тех пор, пока не понадобится их результат.</text:span></text:p>
      <text:p text:style-name="P46"><text:span text:style-name="T106">О</text:span><text:span text:style-name="T105">перация над выражением</text:span><text:span text:style-name="T100"> — элемент списка (унарная операция, бинарная операция, тернарная операция), задающийся </text:span><text:span text:style-name="T111">оператором</text:span><text:span text:style-name="T100"> и соответствующим числом параметров-</text:span><text:span text:style-name="T111">выражений</text:span><text:span text:style-name="T100">.</text:span></text:p>
      <text:p text:style-name="P25"><text:span text:style-name="T107">О</text:span><text:span text:style-name="T99">ператор —</text:span><text:span text:style-name="T100"> элемент перечисления (and, between, exists, not, in, or, is null, like, equals, not equals, grater or equals, less or equals, grater, less, plus, minus, multiply, division, mod), </text:span><text:span text:style-name="T102">применимый к определенному подмножеству </text:span><text:span text:style-name="T112">значений</text:span><text:span text:style-name="T102"> и используемый в определенном подмножестве </text:span><text:span text:style-name="T112">операций над выражениями</text:span><text:span text:style-name="T102">.</text:span></text:p>
      <text:p text:style-name="P26"><text:span text:style-name="T108">Р</text:span><text:span text:style-name="T99">екурсия</text:span><text:span text:style-name="T100"> — термин в программировании, означающий вызов функцией самой себя.</text:span></text:p>
      <text:p text:style-name="P26"><text:span text:style-name="T99">Мутация</text:span><text:span text:style-name="T100"> - термин в программировании, означающий изменение состояния объекта посредством определенного интерфейса взаимодействия.</text:span></text:p>
      <text:p text:style-name="P27"><text:span text:style-name="T99">Клиент системы</text:span><text:span text:style-name="T100"> — </text:span><text:span text:style-name="T103">программа, реализованная на любой языке программирования, которая вызывает учебную систему посредством программного канала и общается с учебной системой через выделенный интерфейс взаимодействия.</text:span></text:p>
      <text:p text:style-name="P28"><text:span text:style-name="T109">У</text:span><text:span text:style-name="T99">чебная система</text:span><text:span text:style-name="T100"> (учебный инструмент) — программа, </text:span><text:span text:style-name="T104">о разработке которой идет речь.</text:span></text:p>
      <text:p text:style-name="P29"><text:span text:style-name="T110">И</text:span><text:span text:style-name="T99">ндекс</text:span><text:span text:style-name="T100"> — объект, создаваемый с целью повышения производительности, поиска, фильтрации, выборки данных.</text:span></text:p>
      <text:p text:style-name="P30"><text:soft-page-break/><text:span text:style-name="T99">Хеш-таблица</text:span><text:span text:style-name="T100"> — структура данных, реализующая интерфейс ассоциативного массива, а именно, она позволяет хранить пары ключ-значение и выполнять три операции: операцию добавления новой пары, операцию удаления и операцию поиска по ключу.</text:span></text:p>
      <text:p text:style-name="P30"><text:span text:style-name="T99">Дерево поиска</text:span><text:span text:style-name="T100"> — структура данных для работы с упорядоченным множеством.</text:span></text:p>
      <text:p text:style-name="P31"><text:span text:style-name="T99">Битовая карта</text:span><text:span text:style-name="T100"> — набор последовательно записанных двоичных разделов, то есть последовательность битов.</text:span></text:p>
      <text:p text:style-name="P31"><text:span text:style-name="T99">Сериализация</text:span><text:span text:style-name="T100"> — процесс перевода структуры данных в последовательность байтов.</text:span></text:p>
      <text:p text:style-name="P31"><text:span text:style-name="T99">Десериализация</text:span><text:span text:style-name="T100"> — создание структуры данных из байтовой последовательности.</text:span></text:p>
      <text:p text:style-name="P32"><text:span text:style-name="T99">Объектно ориентированный подход в программировании</text:span><text:span text:style-name="T100"> — методология или стиль программирования на основе описания типов/моделей предметной области и их взаимодействия, представленных порождением из прототипов или как экземпляры классов, которые образуют иерархию наследования.</text:span></text:p>
      <text:p text:style-name="P33"><text:span text:style-name="T99">Полиморфизм</text:span><text:span text:style-name="T100"> — способность функции обрабатывать данные разных типов.</text:span></text:p>
      <text:p text:style-name="P34"><text:span text:style-name="T99">Программный канал</text:span><text:span text:style-name="T100"> — это линия связи между двумя и более процессами. Обычно прикладные программы используют программные каналы следующим образов: один процесс пишет данные в канал, а другой читает их оттуда.</text:span></text:p>
      <text:p text:style-name="P91"><text:span text:style-name="T1">Java Stream Api</text:span> — <text:s text:c="2"/>набор <text:s/>интерфейсов и реализаций этих интерфейсов, позволяющий обрабатывать данные в функциональном стиле: <text:span text:style-name="T9">лениво</text:span> и без <text:span text:style-name="T9">мутаций</text:span>. </text:p>
      <text:h text:style-name="P81" text:outline-level="1"><text:bookmark-start text:name="__RefHeading___Toc1157_1458253492"/>ПРИЛОЖЕНИЕ<text:bookmark-end text:name="__RefHeading___Toc1157_1458253492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15%" fo:text-align="justify" style:justify-single-word="false" fo:text-indent="12.51mm" style:auto-text-indent="false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Раздел" style:family="paragraph">
      <style:paragraph-properties fo:text-align="center" style:justify-single-word="false"/>
      <style:text-properties fo:font-size="16pt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9mm" fo:margin-right="0mm" fo:text-indent="0mm" style:auto-text-indent="false">
        <style:tab-stops>
          <style:tab-stop style:position="150.02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2.49mm" fo:margin-left="30mm" fo:margin-right="14.9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51mm" fo:margin-left="0mm" fo:margin-right="0mm" fo:margin-top="6.51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6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>
      <style:footer>
        <text:p text:style-name="MP2">Новосибирск 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3:16:45.604962855</meta:creation-date>
    <meta:generator>LibreOffice/7.3.7.2$Linux_X86_64 LibreOffice_project/30$Build-2</meta:generator>
    <dc:date>2024-05-09T16:58:06.857122770</dc:date>
    <meta:editing-duration>PT1H40M37S</meta:editing-duration>
    <meta:editing-cycles>18</meta:editing-cycles>
    <meta:document-statistic meta:table-count="1" meta:image-count="0" meta:object-count="0" meta:page-count="28" meta:paragraph-count="210" meta:word-count="2999" meta:character-count="24248" meta:non-whitespace-character-count="21388"/>
  </office:meta>
</office:document-meta>
</file>